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9cm"/>
    </style:style>
    <style:style style:name="co2" style:family="table-column">
      <style:table-column-properties fo:break-before="auto" style:column-width="4.221cm"/>
    </style:style>
    <style:style style:name="co3" style:family="table-column">
      <style:table-column-properties fo:break-before="auto" style:column-width="1.826cm"/>
    </style:style>
    <style:style style:name="ro1" style:family="table-row">
      <style:table-row-properties style:row-height="0.496cm" fo:break-before="auto" style:use-optimal-row-height="true"/>
    </style:style>
    <style:style style:name="ta1" style:family="table" style:master-page-name="PageStyle_5f_Sayfa1">
      <style:table-properties table:display="true" style:writing-mode="lr-tb"/>
    </style:style>
    <style:style style:name="ta2" style:family="table" style:master-page-name="PageStyle_5f_Sayfa2">
      <style:table-properties table:display="true" style:writing-mode="lr-tb"/>
    </style:style>
    <number:number-style style:name="N5004" number:language="tr" number:country="TR">
      <number:number number:decimal-places="2" number:min-integer-digits="1" number:grouping="true"/>
    </number:number-style>
    <style:style style:name="ce1" style:family="table-cell" style:parent-style-name="Excel_20_Built-in_20_Normal">
      <style:table-cell-properties fo:background-color="#ff0000"/>
    </style:style>
    <style:style style:name="ce2" style:family="table-cell" style:parent-style-name="Excel_20_Built-in_20_Normal">
      <style:table-cell-properties fo:background-color="#ffc000"/>
    </style:style>
    <style:style style:name="ce3" style:family="table-cell" style:parent-style-name="Excel_20_Built-in_20_Normal">
      <style:table-cell-properties fo:background-color="transparent"/>
    </style:style>
    <style:style style:name="ce4" style:family="table-cell" style:parent-style-name="Excel_20_Built-in_20_Normal">
      <style:table-cell-properties fo:background-color="#ff00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Excel_20_Built-in_20_Normal">
      <style:table-cell-properties fo:background-color="#ff0000"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6" style:family="table-cell" style:parent-style-name="Excel_20_Built-in_20_Normal" style:data-style-name="N5116">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 style:family="table-cell" style:parent-style-name="Excel_20_Built-in_20_Normal">
      <style:table-cell-properties fo:background-color="#ffc000"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9" style:family="table-cell" style:parent-style-name="Excel_20_Built-in_20_Normal" style:data-style-name="N5116">
      <style:table-cell-properties fo:background-color="#ff0000"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10" style:family="table-cell" style:parent-style-name="Excel_20_Built-in_20_Normal" style:data-style-name="N5004">
      <style:table-cell-properties fo:background-color="#ff0000"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11"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style>
    <style:style style:name="ce12" style:family="table-cell" style:parent-style-name="Excel_20_Built-in_20_Normal">
      <style:table-cell-properties fo:background-color="#ff0000"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Sayfa1" table:style-name="ta1" table:print="false">
        <office:forms form:automatic-focus="false" form:apply-design-mode="false"/>
        <table:table-column table:style-name="co1" table:default-cell-style-name="Excel_20_Built-in_20_Normal"/>
        <table:table-column table:style-name="co2" table:default-cell-style-name="ce7"/>
        <table:table-column table:style-name="co3" table:number-columns-repeated="1022" table:default-cell-style-name="Excel_20_Built-in_20_Normal"/>
        <table:table-row table:style-name="ro1">
          <table:table-cell table:style-name="ce1" office:value-type="string">
            <text:p>Domain,</text:p>
          </table:table-cell>
          <table:table-cell table:style-name="ce5" office:value-type="float" office:value="1">
            <text:p>1</text:p>
          </table:table-cell>
          <table:table-cell office:value-type="string">
            <text:p>int1</text:p>
          </table:table-cell>
          <table:table-cell office:value-type="float" office:value="0">
            <text:p>0</text:p>
          </table:table-cell>
          <table:table-cell table:number-columns-repeated="1020"/>
        </table:table-row>
        <table:table-row table:style-name="ro1">
          <table:table-cell office:value-type="string">
            <text:p>Receive Time,</text:p>
          </table:table-cell>
          <table:table-cell table:style-name="ce6" office:value-type="date" office:date-value="2011-01-25">
            <text:p>25.01.2011 00:00</text:p>
          </table:table-cell>
          <table:table-cell/>
          <table:table-cell office:value-type="float" office:value="1">
            <text:p>1</text:p>
          </table:table-cell>
          <table:table-cell table:number-columns-repeated="1020"/>
        </table:table-row>
        <table:table-row table:style-name="ro1">
          <table:table-cell office:value-type="string">
            <text:p>Serial #,</text:p>
          </table:table-cell>
          <table:table-cell office:value-type="string">
            <text:p>0004C100832,</text:p>
          </table:table-cell>
          <table:table-cell/>
          <table:table-cell office:value-type="float" office:value="2">
            <text:p>2</text:p>
          </table:table-cell>
          <table:table-cell table:number-columns-repeated="1020"/>
        </table:table-row>
        <table:table-row table:style-name="ro1">
          <table:table-cell table:style-name="ce2" office:value-type="string">
            <text:p>Type,</text:p>
          </table:table-cell>
          <table:table-cell table:style-name="ce8" office:value-type="string">
            <text:p>TRAFFIC,</text:p>
          </table:table-cell>
          <table:table-cell/>
          <table:table-cell office:value-type="float" office:value="3">
            <text:p>3</text:p>
          </table:table-cell>
          <table:table-cell table:number-columns-repeated="1020"/>
        </table:table-row>
        <table:table-row table:style-name="ro1">
          <table:table-cell office:value-type="string">
            <text:p>Threat/Content Type,</text:p>
          </table:table-cell>
          <table:table-cell office:value-type="string">
            <text:p>end,</text:p>
          </table:table-cell>
          <table:table-cell/>
          <table:table-cell office:value-type="float" office:value="4">
            <text:p>4</text:p>
          </table:table-cell>
          <table:table-cell table:number-columns-repeated="1020"/>
        </table:table-row>
        <table:table-row table:style-name="ro1">
          <table:table-cell office:value-type="string">
            <text:p>Config Version,</text:p>
          </table:table-cell>
          <table:table-cell office:value-type="float" office:value="1">
            <text:p>1</text:p>
          </table:table-cell>
          <table:table-cell/>
          <table:table-cell office:value-type="float" office:value="5">
            <text:p>5</text:p>
          </table:table-cell>
          <table:table-cell table:number-columns-repeated="1020"/>
        </table:table-row>
        <table:table-row table:style-name="ro1">
          <table:table-cell table:style-name="ce1" office:value-type="string">
            <text:p>Generate Time,</text:p>
          </table:table-cell>
          <table:table-cell table:style-name="ce9" office:value-type="date" office:date-value="2011-01-25">
            <text:p>25.01.2011 00:00</text:p>
          </table:table-cell>
          <table:table-cell office:value-type="string">
            <text:p>date_time</text:p>
          </table:table-cell>
          <table:table-cell office:value-type="float" office:value="6">
            <text:p>6</text:p>
          </table:table-cell>
          <table:table-cell table:number-columns-repeated="1020"/>
        </table:table-row>
        <table:table-row table:style-name="ro1">
          <table:table-cell table:style-name="ce1" office:value-type="string">
            <text:p>Source address,</text:p>
          </table:table-cell>
          <table:table-cell table:style-name="ce5" office:value-type="string">
            <text:p>80.179.55.102,</text:p>
          </table:table-cell>
          <table:table-cell office:value-type="string">
            <text:p>str3</text:p>
          </table:table-cell>
          <table:table-cell office:value-type="float" office:value="7">
            <text:p>7</text:p>
          </table:table-cell>
          <table:table-cell table:number-columns-repeated="1020"/>
        </table:table-row>
        <table:table-row table:style-name="ro1">
          <table:table-cell table:style-name="ce1" office:value-type="string">
            <text:p>Destination address,</text:p>
          </table:table-cell>
          <table:table-cell table:style-name="ce10" office:value-type="float" office:value="193189142154">
            <text:p>193.189.142.154,00</text:p>
          </table:table-cell>
          <table:table-cell office:value-type="string">
            <text:p>str4</text:p>
          </table:table-cell>
          <table:table-cell office:value-type="float" office:value="8">
            <text:p>8</text:p>
          </table:table-cell>
          <table:table-cell table:number-columns-repeated="1020"/>
        </table:table-row>
        <table:table-row table:style-name="ro1">
          <table:table-cell table:style-name="ce1" office:value-type="string">
            <text:p>NAT Source IP,</text:p>
          </table:table-cell>
          <table:table-cell table:style-name="ce5" office:value-type="string">
            <text:p>80.179.55.102,</text:p>
          </table:table-cell>
          <table:table-cell office:value-type="string">
            <text:p>str5</text:p>
          </table:table-cell>
          <table:table-cell office:value-type="float" office:value="9">
            <text:p>9</text:p>
          </table:table-cell>
          <table:table-cell table:number-columns-repeated="1020"/>
        </table:table-row>
        <table:table-row table:style-name="ro1">
          <table:table-cell table:style-name="ce1" office:value-type="string">
            <text:p>NAT Destination IP,</text:p>
          </table:table-cell>
          <table:table-cell table:style-name="ce5" office:value-type="string">
            <text:p>192.168.0.8,</text:p>
          </table:table-cell>
          <table:table-cell office:value-type="string">
            <text:p>str6</text:p>
          </table:table-cell>
          <table:table-cell office:value-type="float" office:value="10">
            <text:p>10</text:p>
          </table:table-cell>
          <table:table-cell table:number-columns-repeated="1020"/>
        </table:table-row>
        <table:table-row table:style-name="ro1">
          <table:table-cell table:style-name="ce1" office:value-type="string">
            <text:p>Rule,</text:p>
          </table:table-cell>
          <table:table-cell table:style-name="ce5" office:value-type="string">
            <text:p>Dis_DNS_Server_request,</text:p>
          </table:table-cell>
          <table:table-cell office:value-type="string">
            <text:p>str9</text:p>
          </table:table-cell>
          <table:table-cell office:value-type="float" office:value="11">
            <text:p>11</text:p>
          </table:table-cell>
          <table:table-cell table:number-columns-repeated="1020"/>
        </table:table-row>
        <table:table-row table:style-name="ro1">
          <table:table-cell table:style-name="ce1" office:value-type="string">
            <text:p>Source User,</text:p>
          </table:table-cell>
          <table:table-cell table:style-name="ce5" office:value-type="string">
            <text:p>,</text:p>
          </table:table-cell>
          <table:table-cell office:value-type="string">
            <text:p>usersid</text:p>
          </table:table-cell>
          <table:table-cell office:value-type="float" office:value="12">
            <text:p>12</text:p>
          </table:table-cell>
          <table:table-cell table:number-columns-repeated="1020"/>
        </table:table-row>
        <table:table-row table:style-name="ro1">
          <table:table-cell office:value-type="string">
            <text:p>Destination User,</text:p>
          </table:table-cell>
          <table:table-cell office:value-type="string">
            <text:p>,</text:p>
          </table:table-cell>
          <table:table-cell/>
          <table:table-cell office:value-type="float" office:value="13">
            <text:p>13</text:p>
          </table:table-cell>
          <table:table-cell table:number-columns-repeated="1020"/>
        </table:table-row>
        <table:table-row table:style-name="ro1">
          <table:table-cell table:style-name="ce1" office:value-type="string">
            <text:p>Application,</text:p>
          </table:table-cell>
          <table:table-cell table:style-name="ce5" office:value-type="string">
            <text:p>dns,</text:p>
          </table:table-cell>
          <table:table-cell office:value-type="string">
            <text:p>str10</text:p>
          </table:table-cell>
          <table:table-cell office:value-type="float" office:value="14">
            <text:p>14</text:p>
          </table:table-cell>
          <table:table-cell table:number-columns-repeated="1020"/>
        </table:table-row>
        <table:table-row table:style-name="ro1">
          <table:table-cell office:value-type="string">
            <text:p>Virtual System,</text:p>
          </table:table-cell>
          <table:table-cell office:value-type="string">
            <text:p>vsys1,</text:p>
          </table:table-cell>
          <table:table-cell/>
          <table:table-cell office:value-type="float" office:value="15">
            <text:p>15</text:p>
          </table:table-cell>
          <table:table-cell table:number-columns-repeated="1020"/>
        </table:table-row>
        <table:table-row table:style-name="ro1">
          <table:table-cell office:value-type="string">
            <text:p>Source Zone,</text:p>
          </table:table-cell>
          <table:table-cell office:value-type="string">
            <text:p>Internet,</text:p>
          </table:table-cell>
          <table:table-cell/>
          <table:table-cell office:value-type="float" office:value="16">
            <text:p>16</text:p>
          </table:table-cell>
          <table:table-cell table:number-columns-repeated="1020"/>
        </table:table-row>
        <table:table-row table:style-name="ro1">
          <table:table-cell office:value-type="string">
            <text:p>Destination Zone,</text:p>
          </table:table-cell>
          <table:table-cell office:value-type="string">
            <text:p>DMZ,</text:p>
          </table:table-cell>
          <table:table-cell/>
          <table:table-cell office:value-type="float" office:value="17">
            <text:p>17</text:p>
          </table:table-cell>
          <table:table-cell table:number-columns-repeated="1020"/>
        </table:table-row>
        <table:table-row table:style-name="ro1">
          <table:table-cell table:style-name="ce1" office:value-type="string">
            <text:p>Inbound Interface,</text:p>
          </table:table-cell>
          <table:table-cell table:style-name="ce5" office:value-type="string">
            <text:p>ethernet1/1,</text:p>
          </table:table-cell>
          <table:table-cell office:value-type="string">
            <text:p>str1</text:p>
          </table:table-cell>
          <table:table-cell office:value-type="float" office:value="18">
            <text:p>18</text:p>
          </table:table-cell>
          <table:table-cell table:number-columns-repeated="1020"/>
        </table:table-row>
        <table:table-row table:style-name="ro1">
          <table:table-cell table:style-name="ce1" office:value-type="string">
            <text:p>Outbound Interface,</text:p>
          </table:table-cell>
          <table:table-cell table:style-name="ce5" office:value-type="string">
            <text:p>ethernet1/4,</text:p>
          </table:table-cell>
          <table:table-cell office:value-type="string">
            <text:p>str2</text:p>
          </table:table-cell>
          <table:table-cell office:value-type="float" office:value="19">
            <text:p>19</text:p>
          </table:table-cell>
          <table:table-cell table:number-columns-repeated="1020"/>
        </table:table-row>
        <table:table-row table:style-name="ro1">
          <table:table-cell office:value-type="string">
            <text:p>Log Action,</text:p>
          </table:table-cell>
          <table:table-cell office:value-type="string">
            <text:p>,</text:p>
          </table:table-cell>
          <table:table-cell/>
          <table:table-cell office:value-type="float" office:value="20">
            <text:p>20</text:p>
          </table:table-cell>
          <table:table-cell table:number-columns-repeated="1020"/>
        </table:table-row>
        <table:table-row table:style-name="ro1">
          <table:table-cell office:value-type="string">
            <text:p>Time Logged,</text:p>
          </table:table-cell>
          <table:table-cell table:style-name="ce6" office:value-type="date" office:date-value="2011-01-25">
            <text:p>25.01.2011 00:00</text:p>
          </table:table-cell>
          <table:table-cell/>
          <table:table-cell office:value-type="float" office:value="21">
            <text:p>21</text:p>
          </table:table-cell>
          <table:table-cell table:number-columns-repeated="1020"/>
        </table:table-row>
        <table:table-row table:style-name="ro1">
          <table:table-cell table:style-name="ce1" office:value-type="string">
            <text:p>Session ID,</text:p>
          </table:table-cell>
          <table:table-cell table:style-name="ce5" office:value-type="float" office:value="115529">
            <text:p>115529</text:p>
          </table:table-cell>
          <table:table-cell office:value-type="string">
            <text:p>int7</text:p>
          </table:table-cell>
          <table:table-cell office:value-type="float" office:value="22">
            <text:p>22</text:p>
          </table:table-cell>
          <table:table-cell table:number-columns-repeated="1020"/>
        </table:table-row>
        <table:table-row table:style-name="ro1">
          <table:table-cell table:style-name="ce1" office:value-type="string">
            <text:p>Repeat Count,</text:p>
          </table:table-cell>
          <table:table-cell table:style-name="ce5" office:value-type="float" office:value="1">
            <text:p>1</text:p>
          </table:table-cell>
          <table:table-cell office:value-type="string">
            <text:p>int2</text:p>
          </table:table-cell>
          <table:table-cell office:value-type="float" office:value="23">
            <text:p>23</text:p>
          </table:table-cell>
          <table:table-cell table:number-columns-repeated="1020"/>
        </table:table-row>
        <table:table-row table:style-name="ro1">
          <table:table-cell table:style-name="ce1" office:value-type="string">
            <text:p>Source Port,</text:p>
          </table:table-cell>
          <table:table-cell table:style-name="ce5" office:value-type="float" office:value="17789">
            <text:p>17789</text:p>
          </table:table-cell>
          <table:table-cell office:value-type="string">
            <text:p>int3</text:p>
          </table:table-cell>
          <table:table-cell office:value-type="float" office:value="24">
            <text:p>24</text:p>
          </table:table-cell>
          <table:table-cell table:number-columns-repeated="1020"/>
        </table:table-row>
        <table:table-row table:style-name="ro1">
          <table:table-cell table:style-name="ce1" office:value-type="string">
            <text:p>Destination Port,</text:p>
          </table:table-cell>
          <table:table-cell table:style-name="ce5" office:value-type="float" office:value="53">
            <text:p>53</text:p>
          </table:table-cell>
          <table:table-cell office:value-type="string">
            <text:p>int4</text:p>
          </table:table-cell>
          <table:table-cell office:value-type="float" office:value="25">
            <text:p>25</text:p>
          </table:table-cell>
          <table:table-cell table:number-columns-repeated="1020"/>
        </table:table-row>
        <table:table-row table:style-name="ro1">
          <table:table-cell table:style-name="ce1" office:value-type="string">
            <text:p>NAT Source Port,</text:p>
          </table:table-cell>
          <table:table-cell table:style-name="ce5" office:value-type="float" office:value="17789">
            <text:p>17789</text:p>
          </table:table-cell>
          <table:table-cell office:value-type="string">
            <text:p>int5</text:p>
          </table:table-cell>
          <table:table-cell office:value-type="float" office:value="26">
            <text:p>26</text:p>
          </table:table-cell>
          <table:table-cell table:number-columns-repeated="1020"/>
        </table:table-row>
        <table:table-row table:style-name="ro1">
          <table:table-cell table:style-name="ce1" office:value-type="string">
            <text:p>NAT Destination Port,</text:p>
          </table:table-cell>
          <table:table-cell table:style-name="ce5" office:value-type="float" office:value="53">
            <text:p>53</text:p>
          </table:table-cell>
          <table:table-cell office:value-type="string">
            <text:p>int6</text:p>
          </table:table-cell>
          <table:table-cell office:value-type="float" office:value="27">
            <text:p>27</text:p>
          </table:table-cell>
          <table:table-cell table:number-columns-repeated="1020"/>
        </table:table-row>
        <table:table-row table:style-name="ro1">
          <table:table-cell office:value-type="string">
            <text:p>Flags,</text:p>
          </table:table-cell>
          <table:table-cell office:value-type="string">
            <text:p>0x40,</text:p>
          </table:table-cell>
          <table:table-cell/>
          <table:table-cell office:value-type="float" office:value="28">
            <text:p>28</text:p>
          </table:table-cell>
          <table:table-cell table:number-columns-repeated="1020"/>
        </table:table-row>
        <table:table-row table:style-name="ro1">
          <table:table-cell table:style-name="ce1" office:value-type="string">
            <text:p>IP Protocol,</text:p>
          </table:table-cell>
          <table:table-cell table:style-name="ce5" office:value-type="string">
            <text:p>udp,</text:p>
          </table:table-cell>
          <table:table-cell office:value-type="string">
            <text:p>str7</text:p>
          </table:table-cell>
          <table:table-cell office:value-type="float" office:value="29">
            <text:p>29</text:p>
          </table:table-cell>
          <table:table-cell table:number-columns-repeated="1020"/>
        </table:table-row>
        <table:table-row table:style-name="ro1">
          <table:table-cell table:style-name="ce1" office:value-type="string">
            <text:p>Action,</text:p>
          </table:table-cell>
          <table:table-cell table:style-name="ce5" office:value-type="string">
            <text:p>allow,</text:p>
          </table:table-cell>
          <table:table-cell office:value-type="string">
            <text:p>eventtype</text:p>
          </table:table-cell>
          <table:table-cell office:value-type="float" office:value="30">
            <text:p>30</text:p>
          </table:table-cell>
          <table:table-cell table:number-columns-repeated="1020"/>
        </table:table-row>
        <table:table-row table:style-name="ro1">
          <table:table-cell office:value-type="string">
            <text:p>Bytes,</text:p>
          </table:table-cell>
          <table:table-cell office:value-type="float" office:value="162">
            <text:p>162</text:p>
          </table:table-cell>
          <table:table-cell/>
          <table:table-cell office:value-type="float" office:value="31">
            <text:p>31</text:p>
          </table:table-cell>
          <table:table-cell table:number-columns-repeated="1020"/>
        </table:table-row>
        <table:table-row table:style-name="ro1">
          <table:table-cell table:style-name="ce1" office:value-type="string">
            <text:p>Bytes Sent,</text:p>
          </table:table-cell>
          <table:table-cell table:style-name="ce5" office:value-type="float" office:value="162">
            <text:p>162</text:p>
          </table:table-cell>
          <table:table-cell office:value-type="string">
            <text:p>int8</text:p>
          </table:table-cell>
          <table:table-cell office:value-type="float" office:value="32">
            <text:p>32</text:p>
          </table:table-cell>
          <table:table-cell table:number-columns-repeated="1020"/>
        </table:table-row>
        <table:table-row table:style-name="ro1">
          <table:table-cell table:style-name="ce1" office:value-type="string">
            <text:p>Bytes Received,</text:p>
          </table:table-cell>
          <table:table-cell table:style-name="ce5" office:value-type="float" office:value="162">
            <text:p>162</text:p>
          </table:table-cell>
          <table:table-cell office:value-type="string">
            <text:p>int9</text:p>
          </table:table-cell>
          <table:table-cell office:value-type="float" office:value="33">
            <text:p>33</text:p>
          </table:table-cell>
          <table:table-cell table:number-columns-repeated="1020"/>
        </table:table-row>
        <table:table-row table:style-name="ro1">
          <table:table-cell table:style-name="ce3" office:value-type="string">
            <text:p>Packets,</text:p>
          </table:table-cell>
          <table:table-cell table:style-name="ce11" office:value-type="float" office:value="2">
            <text:p>2</text:p>
          </table:table-cell>
          <table:table-cell/>
          <table:table-cell office:value-type="float" office:value="34">
            <text:p>34</text:p>
          </table:table-cell>
          <table:table-cell table:number-columns-repeated="1020"/>
        </table:table-row>
        <table:table-row table:style-name="ro1">
          <table:table-cell office:value-type="string">
            <text:p>Start Time,</text:p>
          </table:table-cell>
          <table:table-cell table:style-name="ce6" office:value-type="date" office:date-value="2011-01-24T23:59:30">
            <text:p>24.01.2011 23:59</text:p>
          </table:table-cell>
          <table:table-cell/>
          <table:table-cell office:value-type="float" office:value="35">
            <text:p>35</text:p>
          </table:table-cell>
          <table:table-cell table:number-columns-repeated="1020"/>
        </table:table-row>
        <table:table-row table:style-name="ro1">
          <table:table-cell table:style-name="ce4" office:value-type="string">
            <text:p>Elapsed Time (sec),</text:p>
          </table:table-cell>
          <table:table-cell table:style-name="ce12" office:value-type="float" office:value="0">
            <text:p>0</text:p>
          </table:table-cell>
          <table:table-cell office:value-type="string">
            <text:p>int10</text:p>
          </table:table-cell>
          <table:table-cell office:value-type="float" office:value="36">
            <text:p>36</text:p>
          </table:table-cell>
          <table:table-cell table:number-columns-repeated="1020"/>
        </table:table-row>
        <table:table-row table:style-name="ro1">
          <table:table-cell table:style-name="ce1" office:value-type="string">
            <text:p>Category,</text:p>
          </table:table-cell>
          <table:table-cell table:style-name="ce5" office:value-type="string">
            <text:p>any,</text:p>
          </table:table-cell>
          <table:table-cell office:value-type="string">
            <text:p>eventcategory</text:p>
          </table:table-cell>
          <table:table-cell office:value-type="float" office:value="37">
            <text:p>37</text:p>
          </table:table-cell>
          <table:table-cell table:number-columns-repeated="1020"/>
        </table:table-row>
        <table:table-row table:style-name="ro1">
          <table:table-cell office:value-type="string">
            <text:p>Padding</text:p>
          </table:table-cell>
          <table:table-cell office:value-type="float" office:value="0">
            <text:p>0</text:p>
          </table:table-cell>
          <table:table-cell/>
          <table:table-cell office:value-type="float" office:value="38">
            <text:p>38</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table:table table:name="Sayfa2" table:style-name="ta2" table:print="false">
        <table:table-column table:style-name="co3" table:number-columns-repeated="1024" table:default-cell-style-name="Excel_20_Built-in_20_Normal"/>
        <table:table-row table:style-name="ro1">
          <table:table-cell office:value-type="string">
            <text:p>Domain,Receive Time,Serial #,Type,Threat/Content Type,Config Version,Generate Time,Source address,Destination address,NAT Source IP,NAT Destination IP,Rule,Source User,Destination User,Application,Virtual System,Source Zone,Destination Zone,Inbound Interface,Outbound Interface,Log Action,Time Logged,Session ID,Repeat Count,Source Port,Destination Port,NAT Source Port,NAT Destination Port,Flags,IP Protocol,Action,Bytes,Bytes Sent,Bytes Received,Packets,Start Time,Elapsed Time (sec),Category,Padding</text:p>
          </table:table-cell>
          <table:table-cell table:number-columns-repeated="1023"/>
        </table:table-row>
        <table:table-row table:style-name="ro1">
          <table:table-cell office:value-type="string">
            <text:p>1,2011/01/25 00:00:00,0004C100832,TRAFFIC,end,1,2011/01/25 00:00:00,80.179.55.102,193.189.142.154,80.179.55.102,192.168.0.8,Dis_DNS_Server_request,,,dns,vsys1,Internet,DMZ,ethernet1/1,ethernet1/4,,2011/01/25 00:00:00,115529,1,17789,53,17789,53,0x40,udp,allow,162,162,162,2,2011/01/24 23:59:30,0,any,0</text:p>
          </table:table-cell>
          <table:table-cell table:number-columns-repeated="1023"/>
        </table:table-row>
        <table:table-row table:style-name="ro1">
          <table:table-cell office:value-type="string">
            <text:p>1,2011/01/25 00:00:00,0004C100832,TRAFFIC,end,1,2011/01/25 00:00:00,85.97.180.236,193.189.142.32,85.97.180.236,192.168.0.12,Dis_Web_Server_erisim,,,web-browsing,vsys1,Internet,DMZ,ethernet1/1,ethernet1/4,,2011/01/25 00:00:00,117976,1,4646,80,4646,80,0x40,tcp,allow,120154,120154,120154,148,2011/01/24 23:58:33,57,any,0</text:p>
          </table:table-cell>
          <table:table-cell table:number-columns-repeated="1023"/>
        </table:table-row>
        <table:table-row table:style-name="ro1">
          <table:table-cell office:value-type="string">
            <text:p>1,2011/01/25 00:00:00,0004C100832,TRAFFIC,end,1,2011/01/25 00:00:00,168.216.29.89,193.189.142.31,168.216.29.89,192.168.0.10,Dis_Web_Server_erisim,,,web-browsing,vsys1,Internet,DMZ,ethernet1/1,ethernet1/4,,2011/01/25 00:00:00,119768,1,38127,80,38127,80,0x40,tcp,allow,54237,54237,54237,73,2011/01/24 23:58:48,42,any,0</text:p>
          </table:table-cell>
          <table:table-cell table:number-columns-repeated="1023"/>
        </table:table-row>
        <table:table-row table:style-name="ro1">
          <table:table-cell office:value-type="string">
            <text:p>1,2011/01/25 00:00:00,0004C100832,TRAFFIC,end,1,2011/01/25 00:00:00,192.168.0.10,192.168.1.13,0.0.0.0,0.0.0.0,DMZ_TO_SQL_Servers,,,oracle,vsys1,DMZ,LAN,ethernet1/4,ethernet1/6,,2011/01/25 00:00:00,119528,1,60608,1526,0,0,0x0,tcp,allow,6291,6291,6291,27,2011/01/24 23:59:30,0,any,0</text:p>
          </table:table-cell>
          <table:table-cell table:number-columns-repeated="1023"/>
        </table:table-row>
        <table:table-row table:style-name="ro1">
          <table:table-cell office:value-type="string">
            <text:p>1,2011/01/25 00:00:00,0004C100832,TRAFFIC,end,1,2011/01/25 00:00:00,10.10.0.21,192.168.0.12,0.0.0.0,0.0.0.0,Natek_Makina,,,ssh,vsys1,LAN,DMZ,ethernet1/6,ethernet1/4,,2011/01/25 00:00:00,123437,1,60395,22,0,0,0x0,tcp,allow,5956,5956,5956,29,2011/01/24 23:59:29,1,any,0</text:p>
          </table:table-cell>
          <table:table-cell table:number-columns-repeated="1023"/>
        </table:table-row>
        <table:table-row table:style-name="ro1">
          <table:table-cell office:value-type="string">
            <text:p>1,2011/01/25 00:00:00,0004C100832,TRAFFIC,end,1,2011/01/25 00:00:00,194.44.214.40,193.189.142.142,194.44.214.40,192.168.0.7,Dis_DNS_Server_request,,,dns,vsys1,Internet,DMZ,ethernet1/1,ethernet1/4,,2011/01/25 00:00:00,124833,1,53,53,53,53,0x40,udp,allow,437,437,437,4,2011/01/24 23:59:30,0,any,0</text:p>
          </table:table-cell>
          <table:table-cell table:number-columns-repeated="1023"/>
        </table:table-row>
        <table:table-row table:style-name="ro1">
          <table:table-cell office:value-type="string">
            <text:p>1,2011/01/25 00:00:00,0004C100832,TRAFFIC,drop,1,2011/01/25 00:00:00,192.168.0.10,172.16.0.13,0.0.0.0,0.0.0.0,Deny_all,,,not-applicable,vsys1,DMZ,Management,ethernet1/4,,,2011/01/25 00:00:00,0,1,12009,135,0,0,0x0,tcp,deny,0,0,0,0,2011/01/25 00:00:00,0,any,0</text:p>
          </table:table-cell>
          <table:table-cell table:number-columns-repeated="1023"/>
        </table:table-row>
        <table:table-row table:style-name="ro1">
          <table:table-cell office:value-type="string">
            <text:p>1,2011/01/25 00:00:01,0004C100832,TRAFFIC,end,1,2011/01/25 00:00:01,10.10.9.36,80.251.40.17,193.189.142.3,80.251.40.17,URL_Filitreleme_FREE,tpe\cigdem.ozcanalp,,web-browsing,vsys1,LAN,Internet,ethernet1/6,ethernet1/1,,2011/01/25 00:00:01,126923,1,3571,80,56079,80,0x40,tcp,allow,1535,1535,1535,10,2011/01/24 23:59:31,0,entertainment-and-arts,0</text:p>
          </table:table-cell>
          <table:table-cell table:number-columns-repeated="1023"/>
        </table:table-row>
        <table:table-row table:style-name="ro1">
          <table:table-cell office:value-type="string">
            <text:p>1,2011/01/25 00:00:01,0004C100832,TRAFFIC,end,1,2011/01/25 00:00:01,89.106.13.93,193.189.142.32,89.106.13.93,192.168.0.12,Dis_Web_Server_erisim,,,web-browsing,vsys1,Internet,DMZ,ethernet1/1,ethernet1/4,,2011/01/25 00:00:01,130125,1,11609,80,11609,80,0x40,tcp,allow,140061,140061,140061,166,2011/01/24 23:59:30,1,any,0</text:p>
          </table:table-cell>
          <table:table-cell table:number-columns-repeated="1023"/>
        </table:table-row>
        <table:table-row table:style-name="ro1">
          <table:table-cell office:value-type="string">
            <text:p>1,2011/01/25 00:00:01,0004C100832,TRAFFIC,drop,1,2011/01/24 23:59:56,192.168.1.20,172.16.0.13,0.0.0.0,0.0.0.0,Deny_all,,,not-applicable,vsys1,LAN,Management,ethernet1/6,,,2011/01/25 00:00:01,0,2,0,0,0,0,0x0,icmp,deny,0,0,0,0,2011/01/24 23:59:56,0,any,0</text:p>
          </table:table-cell>
          <table:table-cell table:number-columns-repeated="1023"/>
        </table:table-row>
        <table:table-row table:style-name="ro1">
          <table:table-cell office:value-type="string">
            <text:p>1,2011/01/25 00:00:02,0004C100832,TRAFFIC,end,1,2011/01/25 00:00:02,195.175.39.15,193.189.142.142,195.175.39.15,192.168.0.7,Dis_DNS_Server_request,,,dns,vsys1,Internet,DMZ,ethernet1/1,ethernet1/4,,2011/01/25 00:00:02,116712,1,15109,53,15109,53,0x40,udp,allow,170,170,170,2,2011/01/24 23:59:32,0,any,0</text:p>
          </table:table-cell>
          <table:table-cell table:number-columns-repeated="1023"/>
        </table:table-row>
        <table:table-row table:style-name="ro1">
          <table:table-cell office:value-type="string">
            <text:p>1,2011/01/25 00:00:02,0004C100832,TRAFFIC,end,1,2011/01/25 00:00:02,195.175.39.15,193.189.142.142,195.175.39.15,192.168.0.7,Dis_DNS_Server_request,,,dns,vsys1,Internet,DMZ,ethernet1/1,ethernet1/4,,2011/01/25 00:00:02,110030,1,13605,53,13605,53,0x40,udp,allow,148,148,148,2,2011/01/24 23:59:32,0,any,0</text:p>
          </table:table-cell>
          <table:table-cell table:number-columns-repeated="1023"/>
        </table:table-row>
        <table:table-row table:style-name="ro1">
          <table:table-cell office:value-type="string">
            <text:p>1,2011/01/25 00:00:02,0004C100832,TRAFFIC,end,1,2011/01/25 00:00:02,168.216.29.89,193.189.142.32,168.216.29.89,192.168.0.12,Dis_Web_Server_erisim,,,web-browsing,vsys1,Internet,DMZ,ethernet1/1,ethernet1/4,,2011/01/25 00:00:02,118361,1,37661,80,37661,80,0x40,tcp,allow,243120,243120,243120,324,2011/01/24 23:58:33,59,any,0</text:p>
          </table:table-cell>
          <table:table-cell table:number-columns-repeated="1023"/>
        </table:table-row>
        <table:table-row table:style-name="ro1">
          <table:table-cell office:value-type="string">
            <text:p>1,2011/01/25 00:00:02,0004C100832,TRAFFIC,end,1,2011/01/25 00:00:02,66.249.72.138,193.189.142.31,66.249.72.138,192.168.0.10,Dis_Web_Server_erisim,,,web-crawler,vsys1,Internet,DMZ,ethernet1/1,ethernet1/4,,2011/01/25 00:00:02,125319,1,55220,80,55220,80,0x40,tcp,allow,3107,3107,3107,13,2011/01/24 23:59:24,8,any,0</text:p>
          </table:table-cell>
          <table:table-cell table:number-columns-repeated="1023"/>
        </table:table-row>
        <table:table-row table:style-name="ro1">
          <table:table-cell office:value-type="string">
            <text:p>1,2011/01/25 00:00:02,0004C100832,TRAFFIC,end,1,2011/01/25 00:00:02,193.243.205.68,193.189.142.154,193.243.205.68,192.168.0.8,Dis_DNS_Server_request,,,dns,vsys1,Internet,DMZ,ethernet1/1,ethernet1/4,,2011/01/25 00:00:02,115172,1,11564,53,11564,53,0x40,udp,allow,162,162,162,2,2011/01/24 23:59:32,0,any,0</text:p>
          </table:table-cell>
          <table:table-cell table:number-columns-repeated="1023"/>
        </table:table-row>
        <table:table-row table:style-name="ro1">
          <table:table-cell office:value-type="string">
            <text:p>1,2011/01/25 00:00:02,0004C100832,TRAFFIC,end,1,2011/01/25 00:00:02,193.243.205.68,193.189.142.142,193.243.205.68,192.168.0.7,Dis_DNS_Server_request,,,dns,vsys1,Internet,DMZ,ethernet1/1,ethernet1/4,,2011/01/25 00:00:02,101738,1,55786,53,55786,53,0x40,udp,allow,204,204,204,2,2011/01/24 23:59:32,0,any,0</text:p>
          </table:table-cell>
          <table:table-cell table:number-columns-repeated="1023"/>
        </table:table-row>
        <table:table-row table:style-name="ro1">
          <table:table-cell office:value-type="string">
            <text:p>1,2011/01/25 00:00:02,0004C100832,TRAFFIC,end,1,2011/01/25 00:00:02,193.243.205.68,193.189.142.142,193.243.205.68,192.168.0.7,Dis_DNS_Server_request,,,dns,vsys1,Internet,DMZ,ethernet1/1,ethernet1/4,,2011/01/25 00:00:02,119299,1,12729,53,12729,53,0x40,udp,allow,186,186,186,2,2011/01/24 23:59:32,0,any,0</text:p>
          </table:table-cell>
          <table:table-cell table:number-columns-repeated="1023"/>
        </table:table-row>
        <table:table-row table:style-name="ro1">
          <table:table-cell office:value-type="string">
            <text:p>1,2011/01/25 00:00:02,0004C100832,TRAFFIC,end,1,2011/01/25 00:00:02,193.243.205.68,193.189.142.142,193.243.205.68,192.168.0.7,Dis_DNS_Server_request,,,dns,vsys1,Internet,DMZ,ethernet1/1,ethernet1/4,,2011/01/25 00:00:02,120265,1,7639,53,7639,53,0x40,udp,allow,186,186,186,2,2011/01/24 23:59:32,0,any,0</text:p>
          </table:table-cell>
          <table:table-cell table:number-columns-repeated="1023"/>
        </table:table-row>
        <table:table-row table:style-name="ro1">
          <table:table-cell office:value-type="string">
            <text:p>1,2011/01/25 00:00:02,0004C100832,TRAFFIC,end,1,2011/01/25 00:00:02,10.10.0.21,192.168.0.7,0.0.0.0,0.0.0.0,Natek_Makina,,,msrpc,vsys1,LAN,DMZ,ethernet1/6,ethernet1/4,,2011/01/25 00:00:02,117218,1,60076,1033,0,0,0x0,tcp,allow,1798,1798,1798,14,2011/01/24 23:58:15,77,any,0</text:p>
          </table:table-cell>
          <table:table-cell table:number-columns-repeated="1023"/>
        </table:table-row>
        <table:table-row table:style-name="ro1">
          <table:table-cell office:value-type="string">
            <text:p>1,2011/01/25 00:00:02,0004C100832,TRAFFIC,end,1,2011/01/25 00:00:02,195.175.39.15,193.189.142.154,195.175.39.15,192.168.0.8,Dis_DNS_Server_request,,,dns,vsys1,Internet,DMZ,ethernet1/1,ethernet1/4,,2011/01/25 00:00:02,117667,1,50179,53,50179,53,0x40,udp,allow,148,148,148,2,2011/01/24 23:59:32,0,any,0</text:p>
          </table:table-cell>
          <table:table-cell table:number-columns-repeated="1023"/>
        </table:table-row>
        <table:table-row table:style-name="ro1">
          <table:table-cell office:value-type="string">
            <text:p>1,2011/01/25 00:00:02,0004C100832,TRAFFIC,end,1,2011/01/25 00:00:03,10.10.9.22,149.20.56.32,193.189.142.3,149.20.56.32,URL_Default,,,web-browsing,vsys1,LAN,Internet,ethernet1/6,ethernet1/1,,2011/01/25 00:00:02,34414,1,4249,80,40811,80,0x40,tcp,allow,760,760,760,10,2011/01/24 23:57:18,75,malware-sites,0</text:p>
          </table:table-cell>
          <table:table-cell table:number-columns-repeated="1023"/>
        </table:table-row>
        <table:table-row table:style-name="ro1">
          <table:table-cell office:value-type="string">
            <text:p>1,2011/01/25 00:00:02,0004C100832,TRAFFIC,end,1,2011/01/25 00:00:03,88.202.62.1,193.189.142.31,88.202.62.1,192.168.0.10,Dis_Web_Server_erisim,,,web-browsing,vsys1,Internet,DMZ,ethernet1/1,ethernet1/4,,2011/01/25 00:00:02,68763,1,38701,80,38701,80,0x40,tcp,allow,26692,26692,26692,35,2011/01/24 23:59:16,17,any,0</text:p>
          </table:table-cell>
          <table:table-cell table:number-columns-repeated="1023"/>
        </table:table-row>
        <table:table-row table:style-name="ro1">
          <table:table-cell office:value-type="string">
            <text:p>1,2011/01/25 00:00:02,0004C100832,TRAFFIC,end,1,2011/01/25 00:00:03,204.74.106.104,193.189.142.142,204.74.106.104,192.168.0.7,Dis_DNS_Server_request,,,dns,vsys1,Internet,DMZ,ethernet1/1,ethernet1/4,,2011/01/25 00:00:02,127146,1,25723,53,25723,53,0x40,udp,allow,192,192,192,2,2011/01/24 23:59:33,0,any,0</text:p>
          </table:table-cell>
          <table:table-cell table:number-columns-repeated="1023"/>
        </table:table-row>
        <table:table-row table:style-name="ro1">
          <table:table-cell office:value-type="string">
            <text:p>1,2011/01/25 00:00:02,0004C100832,TRAFFIC,end,1,2011/01/25 00:00:03,204.74.106.104,193.189.142.154,204.74.106.104,192.168.0.8,Dis_DNS_Server_request,,,dns,vsys1,Internet,DMZ,ethernet1/1,ethernet1/4,,2011/01/25 00:00:02,121977,1,25499,53,25499,53,0x40,udp,allow,176,176,176,2,2011/01/24 23:59:33,0,any,0</text:p>
          </table:table-cell>
          <table:table-cell table:number-columns-repeated="1023"/>
        </table:table-row>
        <table:table-row table:style-name="ro1">
          <table:table-cell office:value-type="string">
            <text:p>1,2011/01/25 00:00:02,0004C100832,TRAFFIC,end,1,2011/01/25 00:00:03,204.74.106.104,193.189.142.154,204.74.106.104,192.168.0.8,Dis_DNS_Server_request,,,dns,vsys1,Internet,DMZ,ethernet1/1,ethernet1/4,,2011/01/25 00:00:02,344,1,7313,53,7313,53,0x40,udp,allow,170,170,170,2,2011/01/24 23:59:33,0,any,0</text:p>
          </table:table-cell>
          <table:table-cell table:number-columns-repeated="1023"/>
        </table:table-row>
        <table:table-row table:style-name="ro1">
          <table:table-cell office:value-type="string">
            <text:p>1,2011/01/25 00:00:02,0004C100832,TRAFFIC,end,1,2011/01/25 00:00:03,195.175.39.5,193.189.142.142,195.175.39.5,192.168.0.7,Dis_DNS_Server_request,,,dns,vsys1,Internet,DMZ,ethernet1/1,ethernet1/4,,2011/01/25 00:00:02,107985,1,2345,53,2345,53,0x40,udp,allow,242,242,242,2,2011/01/24 23:59:33,0,any,0</text:p>
          </table:table-cell>
          <table:table-cell table:number-columns-repeated="1023"/>
        </table:table-row>
        <table:table-row table:style-name="ro1">
          <table:table-cell office:value-type="string">
            <text:p>1,2011/01/25 00:00:02,0004C100832,TRAFFIC,end,1,2011/01/25 00:00:03,10.10.4.7,24.102.11.190,193.189.142.200,24.102.11.190,URL_Filitreleme_FREE,tpe\mustafa.ozlu,,ares,vsys1,LAN,Internet,ethernet1/6,ethernet1/1,,2011/01/25 00:00:02,98339,1,5792,24965,47213,24965,0x40,udp,allow,198,198,198,3,2011/01/24 23:59:31,2,any,0</text:p>
          </table:table-cell>
          <table:table-cell table:number-columns-repeated="1023"/>
        </table:table-row>
        <table:table-row table:style-name="ro1">
          <table:table-cell office:value-type="string">
            <text:p>1,2011/01/25 00:00:02,0004C100832,TRAFFIC,end,1,2011/01/25 00:00:03,88.228.71.95,193.189.142.31,88.228.71.95,192.168.0.10,Dis_Web_Server_erisim,,,web-browsing,vsys1,Internet,DMZ,ethernet1/1,ethernet1/4,,2011/01/25 00:00:02,120105,1,28282,80,28282,80,0x40,tcp,allow,2517,2517,2517,11,2011/01/24 23:59:12,21,any,0</text:p>
          </table:table-cell>
          <table:table-cell table:number-columns-repeated="1023"/>
        </table:table-row>
        <table:table-row table:style-name="ro1">
          <table:table-cell office:value-type="string">
            <text:p>1,2011/01/25 00:00:02,0004C100832,TRAFFIC,end,1,2011/01/25 00:00:03,88.228.71.95,193.189.142.31,88.228.71.95,192.168.0.10,Dis_Web_Server_erisim,,,web-browsing,vsys1,Internet,DMZ,ethernet1/1,ethernet1/4,,2011/01/25 00:00:02,117588,1,28280,80,28280,80,0x40,tcp,allow,2523,2523,2523,11,2011/01/24 23:59:12,21,any,0</text:p>
          </table:table-cell>
          <table:table-cell table:number-columns-repeated="1023"/>
        </table:table-row>
        <table:table-row table:style-name="ro1">
          <table:table-cell office:value-type="string">
            <text:p>1,2011/01/25 00:00:02,0004C100832,TRAFFIC,end,1,2011/01/25 00:00:03,88.228.71.95,193.189.142.31,88.228.71.95,192.168.0.10,Dis_Web_Server_erisim,,,web-browsing,vsys1,Internet,DMZ,ethernet1/1,ethernet1/4,,2011/01/25 00:00:02,114564,1,28278,80,28278,80,0x40,tcp,allow,2518,2518,2518,11,2011/01/24 23:59:12,21,any,0</text:p>
          </table:table-cell>
          <table:table-cell table:number-columns-repeated="1023"/>
        </table:table-row>
        <table:table-row table:style-name="ro1">
          <table:table-cell office:value-type="string">
            <text:p>1,2011/01/25 00:00:02,0004C100832,TRAFFIC,end,1,2011/01/25 00:00:03,88.228.71.95,193.189.142.31,88.228.71.95,192.168.0.10,Dis_Web_Server_erisim,,,web-browsing,vsys1,Internet,DMZ,ethernet1/1,ethernet1/4,,2011/01/25 00:00:02,118434,1,28283,80,28283,80,0x40,tcp,allow,1537,1537,1537,10,2011/01/24 23:59:12,21,any,0</text:p>
          </table:table-cell>
          <table:table-cell table:number-columns-repeated="1023"/>
        </table:table-row>
        <table:table-row table:style-name="ro1">
          <table:table-cell office:value-type="string">
            <text:p>1,2011/01/25 00:00:02,0004C100832,TRAFFIC,end,1,2011/01/25 00:00:03,88.228.71.95,193.189.142.31,88.228.71.95,192.168.0.10,Dis_Web_Server_erisim,,,web-browsing,vsys1,Internet,DMZ,ethernet1/1,ethernet1/4,,2011/01/25 00:00:02,120079,1,28274,80,28274,80,0x40,tcp,allow,38575,38575,38575,56,2011/01/24 23:59:09,24,any,0</text:p>
          </table:table-cell>
          <table:table-cell table:number-columns-repeated="1023"/>
        </table:table-row>
        <table:table-row table:style-name="ro1">
          <table:table-cell office:value-type="string">
            <text:p>1,2011/01/25 00:00:03,0004C100832,TRAFFIC,end,1,2011/01/25 00:00:03,88.228.71.95,193.189.142.31,88.228.71.95,192.168.0.10,Dis_Web_Server_erisim,,,web-browsing,vsys1,Internet,DMZ,ethernet1/1,ethernet1/4,,2011/01/25 00:00:03,124827,1,28277,80,28277,80,0x40,tcp,allow,2530,2530,2530,11,2011/01/24 23:59:12,21,any,0</text:p>
          </table:table-cell>
          <table:table-cell table:number-columns-repeated="1023"/>
        </table:table-row>
        <table:table-row table:style-name="ro1">
          <table:table-cell office:value-type="string">
            <text:p>1,2011/01/25 00:00:03,0004C100832,TRAFFIC,end,1,2011/01/25 00:00:03,78.160.152.105,193.189.142.31,78.160.152.105,192.168.0.10,Dis_Web_Server_erisim,,,web-browsing,vsys1,Internet,DMZ,ethernet1/1,ethernet1/4,,2011/01/25 00:00:03,40084,1,2650,80,2650,80,0x40,tcp,allow,15234,15234,15234,23,2011/01/24 23:59:06,27,any,0</text:p>
          </table:table-cell>
          <table:table-cell table:number-columns-repeated="1023"/>
        </table:table-row>
        <table:table-row table:style-name="ro1">
          <table:table-cell office:value-type="string">
            <text:p>1,2011/01/25 00:00:03,0004C100832,TRAFFIC,drop,1,2011/01/25 00:00:03,190.69.51.227,193.189.142.200,0.0.0.0,0.0.0.0,Deny_all,,,not-applicable,vsys1,Internet,Internet,ethernet1/1,,,2011/01/25 00:00:03,0,1,10009,32374,0,0,0x0,udp,deny,0,0,0,0,2011/01/25 00:00:03,0,any,0</text:p>
          </table:table-cell>
          <table:table-cell table:number-columns-repeated="1023"/>
        </table:table-row>
        <table:table-row table:style-name="ro1">
          <table:table-cell office:value-type="string">
            <text:p>1,2011/01/25 00:00:04,0004C100832,TRAFFIC,end,1,2011/01/25 00:00:04,94.122.84.220,193.189.142.32,94.122.84.220,192.168.0.12,Dis_Web_Server_erisim,,,web-browsing,vsys1,Internet,DMZ,ethernet1/1,ethernet1/4,,2011/01/25 00:00:04,118144,1,50018,80,50018,80,0x40,tcp,allow,3414,3414,3414,11,2011/01/24 23:59:33,1,any,0</text:p>
          </table:table-cell>
          <table:table-cell table:number-columns-repeated="1023"/>
        </table:table-row>
        <table:table-row table:style-name="ro1">
          <table:table-cell office:value-type="string">
            <text:p>1,2011/01/25 00:00:04,0004C100832,TRAFFIC,end,1,2011/01/25 00:00:04,88.224.254.93,193.189.142.31,88.224.254.93,192.168.0.10,Dis_Web_Server_erisim,,,web-browsing,vsys1,Internet,DMZ,ethernet1/1,ethernet1/4,,2011/01/25 00:00:04,116490,1,50815,80,50815,80,0x40,tcp,allow,86405,86405,86405,97,2011/01/24 23:59:13,21,any,0</text:p>
          </table:table-cell>
          <table:table-cell table:number-columns-repeated="1023"/>
        </table:table-row>
        <table:table-row table:style-name="ro1">
          <table:table-cell office:value-type="string">
            <text:p>1,2011/01/25 00:00:04,0004C100832,TRAFFIC,end,1,2011/01/25 00:00:04,88.224.254.93,193.189.142.31,88.224.254.93,192.168.0.10,Dis_Web_Server_erisim,,,web-browsing,vsys1,Internet,DMZ,ethernet1/1,ethernet1/4,,2011/01/25 00:00:04,121257,1,50813,80,50813,80,0x40,tcp,allow,64476,64476,64476,75,2011/01/24 23:59:13,21,any,0</text:p>
          </table:table-cell>
          <table:table-cell table:number-columns-repeated="1023"/>
        </table:table-row>
        <table:table-row table:style-name="ro1">
          <table:table-cell office:value-type="string">
            <text:p>1,2011/01/25 00:00:04,0004C100832,TRAFFIC,end,1,2011/01/25 00:00:04,88.224.254.93,193.189.142.31,88.224.254.93,192.168.0.10,Dis_Web_Server_erisim,,,web-browsing,vsys1,Internet,DMZ,ethernet1/1,ethernet1/4,,2011/01/25 00:00:04,127463,1,50811,80,50811,80,0x40,tcp,allow,58914,58914,58914,70,2011/01/24 23:59:13,21,any,0</text:p>
          </table:table-cell>
          <table:table-cell table:number-columns-repeated="1023"/>
        </table:table-row>
        <table:table-row table:style-name="ro1">
          <table:table-cell office:value-type="string">
            <text:p>1,2011/01/25 00:00:04,0004C100832,TRAFFIC,end,1,2011/01/25 00:00:04,88.224.254.93,193.189.142.31,88.224.254.93,192.168.0.10,Dis_Web_Server_erisim,,,web-browsing,vsys1,Internet,DMZ,ethernet1/1,ethernet1/4,,2011/01/25 00:00:04,118964,1,50812,80,50812,80,0x40,tcp,allow,25104,25104,25104,36,2011/01/24 23:59:13,21,any,0</text:p>
          </table:table-cell>
          <table:table-cell table:number-columns-repeated="1023"/>
        </table:table-row>
        <table:table-row table:style-name="ro1">
          <table:table-cell office:value-type="string">
            <text:p>1,2011/01/25 00:00:04,0004C100832,TRAFFIC,end,1,2011/01/25 00:00:04,88.224.254.93,193.189.142.31,88.224.254.93,192.168.0.10,Dis_Web_Server_erisim,,,web-browsing,vsys1,Internet,DMZ,ethernet1/1,ethernet1/4,,2011/01/25 00:00:04,115570,1,50816,80,50816,80,0x40,tcp,allow,19732,19732,19732,29,2011/01/24 23:59:13,21,any,0</text:p>
          </table:table-cell>
          <table:table-cell table:number-columns-repeated="1023"/>
        </table:table-row>
        <table:table-row table:style-name="ro1">
          <table:table-cell office:value-type="string">
            <text:p>1,2011/01/25 00:00:04,0004C100832,TRAFFIC,end,1,2011/01/25 00:00:04,88.224.254.93,193.189.142.31,88.224.254.93,192.168.0.10,Dis_Web_Server_erisim,,,web-browsing,vsys1,Internet,DMZ,ethernet1/1,ethernet1/4,,2011/01/25 00:00:04,127574,1,50814,80,50814,80,0x40,tcp,allow,49516,49516,49516,60,2011/01/24 23:59:13,21,any,0</text:p>
          </table:table-cell>
          <table:table-cell table:number-columns-repeated="1023"/>
        </table:table-row>
        <table:table-row table:style-name="ro1">
          <table:table-cell office:value-type="string">
            <text:p>1,2011/01/25 00:00:04,0004C100832,TRAFFIC,end,1,2011/01/25 00:00:04,88.224.254.93,193.189.142.31,88.224.254.93,192.168.0.10,Dis_Web_Server_erisim,,,web-browsing,vsys1,Internet,DMZ,ethernet1/1,ethernet1/4,,2011/01/25 00:00:04,124484,1,50817,80,50817,80,0x40,tcp,allow,2583,2583,2583,10,2011/01/24 23:59:14,20,any,0</text:p>
          </table:table-cell>
          <table:table-cell table:number-columns-repeated="1023"/>
        </table:table-row>
        <table:table-row table:style-name="ro1">
          <table:table-cell office:value-type="string">
            <text:p>1,2011/01/25 00:00:04,0004C100832,TRAFFIC,end,1,2011/01/25 00:00:04,94.122.84.220,193.189.142.32,94.122.84.220,192.168.0.12,Dis_Web_Server_erisim,,,web-browsing,vsys1,Internet,DMZ,ethernet1/1,ethernet1/4,,2011/01/25 00:00:04,128814,1,50019,80,50019,80,0x40,tcp,allow,2564,2564,2564,11,2011/01/24 23:59:34,0,any,0</text:p>
          </table:table-cell>
          <table:table-cell table:number-columns-repeated="1023"/>
        </table:table-row>
        <table:table-row table:style-name="ro1">
          <table:table-cell office:value-type="string">
            <text:p>1,2011/01/25 00:00:04,0004C100832,TRAFFIC,end,1,2011/01/25 00:00:04,78.177.111.205,193.189.142.32,78.177.111.205,192.168.0.12,Dis_Web_Server_erisim,,,web-browsing,vsys1,Internet,DMZ,ethernet1/1,ethernet1/4,,2011/01/25 00:00:04,117094,1,59797,80,59797,80,0x40,tcp,allow,23608,23608,23608,37,2011/01/24 23:58:56,38,any,0</text:p>
          </table:table-cell>
          <table:table-cell table:number-columns-repeated="1023"/>
        </table:table-row>
        <table:table-row table:style-name="ro1">
          <table:table-cell office:value-type="string">
            <text:p>1,2011/01/25 00:00:04,0004C100832,TRAFFIC,end,1,2011/01/25 00:00:04,78.177.111.205,193.189.142.32,78.177.111.205,192.168.0.12,Dis_Web_Server_erisim,,,web-browsing,vsys1,Internet,DMZ,ethernet1/1,ethernet1/4,,2011/01/25 00:00:04,115726,1,59795,80,59795,80,0x40,tcp,allow,39495,39495,39495,60,2011/01/24 23:58:56,38,any,0</text:p>
          </table:table-cell>
          <table:table-cell table:number-columns-repeated="1023"/>
        </table:table-row>
        <table:table-row table:style-name="ro1">
          <table:table-cell office:value-type="string">
            <text:p>1,2011/01/25 00:00:04,0004C100832,TRAFFIC,end,1,2011/01/25 00:00:04,78.177.111.205,193.189.142.32,78.177.111.205,192.168.0.12,Dis_Web_Server_erisim,,,web-browsing,vsys1,Internet,DMZ,ethernet1/1,ethernet1/4,,2011/01/25 00:00:04,124462,1,59796,80,59796,80,0x40,tcp,allow,4075,4075,4075,17,2011/01/24 23:58:56,38,any,0</text:p>
          </table:table-cell>
          <table:table-cell table:number-columns-repeated="1023"/>
        </table:table-row>
        <table:table-row table:style-name="ro1">
          <table:table-cell office:value-type="string">
            <text:p>1,2011/01/25 00:00:04,0004C100832,TRAFFIC,end,1,2011/01/25 00:00:04,78.177.111.205,193.189.142.32,78.177.111.205,192.168.0.12,Dis_Web_Server_erisim,,,web-browsing,vsys1,Internet,DMZ,ethernet1/1,ethernet1/4,,2011/01/25 00:00:04,123340,1,59798,80,59798,80,0x40,tcp,allow,2251,2251,2251,12,2011/01/24 23:59:10,24,any,0</text:p>
          </table:table-cell>
          <table:table-cell table:number-columns-repeated="1023"/>
        </table:table-row>
        <table:table-row table:style-name="ro1">
          <table:table-cell office:value-type="string">
            <text:p>1,2011/01/25 00:00:04,0004C100832,TRAFFIC,end,1,2011/01/25 00:00:04,195.175.39.248,193.189.142.142,195.175.39.248,192.168.0.7,Dis_DNS_Server_request,,,dns,vsys1,Internet,DMZ,ethernet1/1,ethernet1/4,,2011/01/25 00:00:04,126819,1,50600,53,50600,53,0x40,udp,allow,192,192,192,2,2011/01/24 23:59:34,0,any,0</text:p>
          </table:table-cell>
          <table:table-cell table:number-columns-repeated="1023"/>
        </table:table-row>
        <table:table-row table:style-name="ro1">
          <table:table-cell office:value-type="string">
            <text:p>1,2011/01/25 00:00:05,0004C100832,TRAFFIC,end,1,2011/01/25 00:00:05,163.121.194.154,193.189.142.142,163.121.194.154,192.168.0.7,Dis_DNS_Server_request,,,dns,vsys1,Internet,DMZ,ethernet1/1,ethernet1/4,,2011/01/25 00:00:05,126563,1,32485,53,32485,53,0x40,udp,allow,178,178,178,2,2011/01/24 23:59:35,0,any,0</text:p>
          </table:table-cell>
          <table:table-cell table:number-columns-repeated="1023"/>
        </table:table-row>
        <table:table-row table:style-name="ro1">
          <table:table-cell office:value-type="string">
            <text:p>1,2011/01/25 00:00:05,0004C100832,TRAFFIC,end,1,2011/01/25 00:00:05,212.175.130.4,193.189.142.154,212.175.130.4,192.168.0.8,Dis_DNS_Server_request,,,dns,vsys1,Internet,DMZ,ethernet1/1,ethernet1/4,,2011/01/25 00:00:05,122619,1,27439,53,27439,53,0x40,udp,allow,148,148,148,2,2011/01/24 23:59:35,0,any,0</text:p>
          </table:table-cell>
          <table:table-cell table:number-columns-repeated="1023"/>
        </table:table-row>
        <table:table-row table:style-name="ro1">
          <table:table-cell office:value-type="string">
            <text:p>1,2011/01/25 00:00:05,0004C100832,TRAFFIC,end,1,2011/01/25 00:00:05,10.10.0.10,192.168.0.7,0.0.0.0,0.0.0.0,DC_DNS_Query,,,dns,vsys1,LAN,DMZ,ethernet1/6,ethernet1/4,,2011/01/25 00:00:05,127592,1,64831,53,0,0,0x0,udp,allow,154,154,154,2,2011/01/24 23:59:35,0,any,0</text:p>
          </table:table-cell>
          <table:table-cell table:number-columns-repeated="1023"/>
        </table:table-row>
        <table:table-row table:style-name="ro1">
          <table:table-cell office:value-type="string">
            <text:p>1,2011/01/25 00:00:05,0004C100832,TRAFFIC,end,1,2011/01/25 00:00:05,10.10.0.10,213.139.255.18,193.189.142.3,213.139.255.18,DC_DNS_Query,,,dns,vsys1,LAN,Internet,ethernet1/6,ethernet1/1,,2011/01/25 00:00:05,117879,1,63629,53,44157,53,0x40,udp,allow,256,256,256,2,2011/01/24 23:59:35,0,any,0</text:p>
          </table:table-cell>
          <table:table-cell table:number-columns-repeated="1023"/>
        </table:table-row>
        <table:table-row table:style-name="ro1">
          <table:table-cell office:value-type="string">
            <text:p>1,2011/01/25 00:00:05,0004C100832,TRAFFIC,end,1,2011/01/25 00:00:05,10.10.0.10,193.140.71.10,193.189.142.3,193.140.71.10,DC_DNS_Query,,,dns,vsys1,LAN,Internet,ethernet1/6,ethernet1/1,,2011/01/25 00:00:05,122386,1,61253,53,63661,53,0x40,udp,allow,272,272,272,2,2011/01/24 23:59:35,0,any,0</text:p>
          </table:table-cell>
          <table:table-cell table:number-columns-repeated="1023"/>
        </table:table-row>
        <table:table-row table:style-name="ro1">
          <table:table-cell office:value-type="string">
            <text:p>1,2011/01/25 00:00:05,0004C100832,TRAFFIC,end,1,2011/01/25 00:00:05,192.168.0.66,10.10.0.10,0.0.0.0,0.0.0.0,rule32,,,ldap,vsys1,DMZ,LAN,ethernet1/4,ethernet1/6,,2011/01/25 00:00:05,112898,1,53743,3268,0,0,0x0,tcp,allow,1121,1121,1121,13,2011/01/24 23:59:35,0,any,0</text:p>
          </table:table-cell>
          <table:table-cell table:number-columns-repeated="1023"/>
        </table:table-row>
        <table:table-row table:style-name="ro1">
          <table:table-cell office:value-type="string">
            <text:p>1,2011/01/25 00:00:06,0004C100832,TRAFFIC,end,1,2011/01/25 00:00:06,77.126.186.244,193.189.142.142,77.126.186.244,192.168.0.66,Gelen Mail,,,smtp,vsys1,Internet,DMZ,ethernet1/1,ethernet1/4,,2011/01/25 00:00:06,109598,1,4900,25,4900,25,0x40,tcp,allow,1068,1068,1068,14,2011/01/24 23:59:34,2,any,0</text:p>
          </table:table-cell>
          <table:table-cell table:number-columns-repeated="1023"/>
        </table:table-row>
        <table:table-row table:style-name="ro1">
          <table:table-cell office:value-type="string">
            <text:p>1,2011/01/25 00:00:06,0004C100832,TRAFFIC,end,1,2011/01/25 00:00:06,10.10.0.21,192.168.0.10,0.0.0.0,0.0.0.0,Natek_Makina,,,ssh,vsys1,LAN,DMZ,ethernet1/6,ethernet1/4,,2011/01/25 00:00:06,120197,1,60418,22,0,0,0x0,tcp,allow,4660,4660,4660,31,2011/01/24 23:59:35,1,any,0</text:p>
          </table:table-cell>
          <table:table-cell table:number-columns-repeated="1023"/>
        </table:table-row>
        <table:table-row table:style-name="ro1">
          <table:table-cell office:value-type="string">
            <text:p>1,2011/01/25 00:00:07,0004C100832,TRAFFIC,end,1,2011/01/25 00:00:07,10.10.0.21,192.168.0.10,0.0.0.0,0.0.0.0,Natek_Makina,,,ssh,vsys1,LAN,DMZ,ethernet1/6,ethernet1/4,,2011/01/25 00:00:07,126412,1,60419,22,0,0,0x0,tcp,allow,6668,6668,6668,31,2011/01/24 23:59:36,1,any,0</text:p>
          </table:table-cell>
          <table:table-cell table:number-columns-repeated="1023"/>
        </table:table-row>
        <table:table-row table:style-name="ro1">
          <table:table-cell office:value-type="string">
            <text:p>1,2011/01/25 00:00:07,0004C100832,TRAFFIC,end,1,2011/01/25 00:00:07,192.168.0.10,192.168.1.13,0.0.0.0,0.0.0.0,DMZ_TO_SQL_Servers,,,oracle,vsys1,DMZ,LAN,ethernet1/4,ethernet1/6,,2011/01/25 00:00:07,123512,1,60610,1526,0,0,0x0,tcp,allow,9257,9257,9257,33,2011/01/24 23:59:37,0,any,0</text:p>
          </table:table-cell>
          <table:table-cell table:number-columns-repeated="1023"/>
        </table:table-row>
        <table:table-row table:style-name="ro1">
          <table:table-cell office:value-type="string">
            <text:p>1,2011/01/25 00:00:07,0004C100832,TRAFFIC,end,1,2011/01/25 00:00:07,192.168.0.10,192.168.1.13,0.0.0.0,0.0.0.0,DMZ_TO_SQL_Servers,,,oracle,vsys1,DMZ,LAN,ethernet1/4,ethernet1/6,,2011/01/25 00:00:07,124775,1,60611,1526,0,0,0x0,tcp,allow,6204,6204,6204,27,2011/01/24 23:59:37,0,any,0</text:p>
          </table:table-cell>
          <table:table-cell table:number-columns-repeated="1023"/>
        </table:table-row>
        <table:table-row table:style-name="ro1">
          <table:table-cell office:value-type="string">
            <text:p>1,2011/01/25 00:00:07,0004C100832,TRAFFIC,end,1,2011/01/25 00:00:07,192.168.0.10,192.168.1.13,0.0.0.0,0.0.0.0,DMZ_TO_SQL_Servers,,,oracle,vsys1,DMZ,LAN,ethernet1/4,ethernet1/6,,2011/01/25 00:00:07,118014,1,60612,1526,0,0,0x0,tcp,allow,6306,6306,6306,27,2011/01/24 23:59:37,0,any,0</text:p>
          </table:table-cell>
          <table:table-cell table:number-columns-repeated="1023"/>
        </table:table-row>
        <table:table-row table:style-name="ro1">
          <table:table-cell office:value-type="string">
            <text:p>1,2011/01/25 00:00:08,0004C100832,TRAFFIC,end,1,2011/01/25 00:00:08,10.10.0.10,192.168.0.7,0.0.0.0,0.0.0.0,DC_DNS_Query,,,dns,vsys1,LAN,DMZ,ethernet1/6,ethernet1/4,,2011/01/25 00:00:08,119224,1,55368,53,0,0,0x0,udp,allow,146,146,146,2,2011/01/24 23:59:38,0,any,0</text:p>
          </table:table-cell>
          <table:table-cell table:number-columns-repeated="1023"/>
        </table:table-row>
        <table:table-row table:style-name="ro1">
          <table:table-cell office:value-type="string">
            <text:p>1,2011/01/25 00:00:08,0004C100832,TRAFFIC,end,1,2011/01/25 00:00:08,10.10.0.10,193.140.71.10,193.189.142.3,193.140.71.10,DC_DNS_Query,,,dns,vsys1,LAN,Internet,ethernet1/6,ethernet1/1,,2011/01/25 00:00:08,125140,1,56525,53,39536,53,0x40,udp,allow,264,264,264,2,2011/01/24 23:59:38,0,any,0</text:p>
          </table:table-cell>
          <table:table-cell table:number-columns-repeated="1023"/>
        </table:table-row>
        <table:table-row table:style-name="ro1">
          <table:table-cell office:value-type="string">
            <text:p>1,2011/01/25 00:00:08,0004C100832,TRAFFIC,end,1,2011/01/25 00:00:08,10.10.0.21,192.168.0.12,0.0.0.0,0.0.0.0,Natek_Makina,,,ssh,vsys1,LAN,DMZ,ethernet1/6,ethernet1/4,,2011/01/25 00:00:08,117489,1,60425,22,0,0,0x0,tcp,allow,4592,4592,4592,30,2011/01/24 23:59:36,2,any,0</text:p>
          </table:table-cell>
          <table:table-cell table:number-columns-repeated="1023"/>
        </table:table-row>
        <table:table-row table:style-name="ro1">
          <table:table-cell office:value-type="string">
            <text:p>1,2011/01/25 00:00:08,0004C100832,TRAFFIC,end,1,2011/01/25 00:00:08,10.10.9.36,80.251.40.17,193.189.142.3,80.251.40.17,URL_Filitreleme_FREE,tpe\cigdem.ozcanalp,,web-browsing,vsys1,LAN,Internet,ethernet1/6,ethernet1/1,,2011/01/25 00:00:08,125441,1,3576,80,29300,80,0x40,tcp,allow,1535,1535,1535,10,2011/01/24 23:59:38,0,entertainment-and-arts,0</text:p>
          </table:table-cell>
          <table:table-cell table:number-columns-repeated="1023"/>
        </table:table-row>
        <table:table-row table:style-name="ro1">
          <table:table-cell office:value-type="string">
            <text:p>1,2011/01/25 00:00:08,0004C100832,TRAFFIC,end,1,2011/01/25 00:00:08,213.43.86.166,193.189.142.32,213.43.86.166,192.168.0.12,Dis_Web_Server_erisim,,,ssl,vsys1,Internet,DMZ,ethernet1/1,ethernet1/4,,2011/01/25 00:00:08,129005,1,49702,443,49702,443,0x40,tcp,allow,17932,17932,17932,35,2011/01/24 23:59:12,26,any,0</text:p>
          </table:table-cell>
          <table:table-cell table:number-columns-repeated="1023"/>
        </table:table-row>
        <table:table-row table:style-name="ro1">
          <table:table-cell office:value-type="string">
            <text:p>1,2011/01/25 00:00:08,0004C100832,TRAFFIC,end,1,2011/01/25 00:00:08,212.175.130.4,193.189.142.142,212.175.130.4,192.168.0.7,Dis_DNS_Server_request,,,dns,vsys1,Internet,DMZ,ethernet1/1,ethernet1/4,,2011/01/25 00:00:08,124340,1,27288,53,27288,53,0x40,udp,allow,148,148,148,2,2011/01/24 23:59:38,0,any,0</text:p>
          </table:table-cell>
          <table:table-cell table:number-columns-repeated="1023"/>
        </table:table-row>
        <table:table-row table:style-name="ro1">
          <table:table-cell office:value-type="string">
            <text:p>1,2011/01/25 00:00:08,0004C100832,TRAFFIC,end,1,2011/01/25 00:00:08,10.10.4.7,107.10.147.184,193.189.142.200,107.10.147.184,URL_Filitreleme_FREE,tpe\mustafa.ozlu,,ares,vsys1,LAN,Internet,ethernet1/6,ethernet1/1,,2011/01/25 00:00:08,122933,1,5793,16385,49614,16385,0x40,udp,allow,120,120,120,2,2011/01/24 23:59:37,1,any,0</text:p>
          </table:table-cell>
          <table:table-cell table:number-columns-repeated="1023"/>
        </table:table-row>
        <table:table-row table:style-name="ro1">
          <table:table-cell office:value-type="string">
            <text:p>1,2011/01/25 00:00:08,0004C100832,TRAFFIC,end,1,2011/01/25 00:00:08,10.10.4.7,190.244.66.109,193.189.142.200,190.244.66.109,URL_Filitreleme_FREE,tpe\mustafa.ozlu,,ares,vsys1,LAN,Internet,ethernet1/6,ethernet1/1,,2011/01/25 00:00:08,124341,1,5793,42161,14712,42161,0x40,udp,allow,120,120,120,2,2011/01/24 23:59:37,1,any,0</text:p>
          </table:table-cell>
          <table:table-cell table:number-columns-repeated="1023"/>
        </table:table-row>
        <table:table-row table:style-name="ro1">
          <table:table-cell office:value-type="string">
            <text:p>1,2011/01/25 00:00:08,0004C100832,TRAFFIC,end,1,2011/01/25 00:00:08,10.10.4.7,24.244.137.166,193.189.142.200,24.244.137.166,URL_Filitreleme_FREE,tpe\mustafa.ozlu,,ares,vsys1,LAN,Internet,ethernet1/6,ethernet1/1,,2011/01/25 00:00:08,117434,1,5793,55514,15202,55514,0x40,udp,allow,120,120,120,2,2011/01/24 23:59:37,1,any,0</text:p>
          </table:table-cell>
          <table:table-cell table:number-columns-repeated="1023"/>
        </table:table-row>
        <table:table-row table:style-name="ro1">
          <table:table-cell office:value-type="string">
            <text:p>1,2011/01/25 00:00:09,0004C100832,TRAFFIC,end,1,2011/01/25 00:00:09,10.10.0.21,192.168.0.10,0.0.0.0,0.0.0.0,Natek_Makina,,,ssh,vsys1,LAN,DMZ,ethernet1/6,ethernet1/4,,2011/01/25 00:00:09,118229,1,60429,22,0,0,0x0,tcp,allow,4592,4592,4592,30,2011/01/24 23:59:37,2,any,0</text:p>
          </table:table-cell>
          <table:table-cell table:number-columns-repeated="1023"/>
        </table:table-row>
        <table:table-row table:style-name="ro1">
          <table:table-cell office:value-type="string">
            <text:p>1,2011/01/25 00:00:09,0004C100832,TRAFFIC,end,1,2011/01/25 00:00:09,85.103.1.112,193.189.142.32,85.103.1.112,192.168.0.12,Dis_Web_Server_erisim,,,web-browsing,vsys1,Internet,DMZ,ethernet1/1,ethernet1/4,,2011/01/25 00:00:09,121139,1,49360,80,49360,80,0x40,tcp,allow,345587,345587,345587,399,2011/01/24 23:58:59,40,any,0</text:p>
          </table:table-cell>
          <table:table-cell table:number-columns-repeated="1023"/>
        </table:table-row>
        <table:table-row table:style-name="ro1">
          <table:table-cell office:value-type="string">
            <text:p>1,2011/01/25 00:00:09,0004C100832,TRAFFIC,end,1,2011/01/25 00:00:09,10.10.0.21,172.16.0.7,0.0.0.0,0.0.0.0,Natek_Makina,,,unknown-tcp,vsys1,LAN,Management,ethernet1/6,ethernet1/7,,2011/01/25 00:00:09,127196,1,60408,18184,0,0,0x0,tcp,allow,67920,67920,67920,85,2011/01/24 23:59:33,6,any,0</text:p>
          </table:table-cell>
          <table:table-cell table:number-columns-repeated="1023"/>
        </table:table-row>
        <table:table-row table:style-name="ro1">
          <table:table-cell office:value-type="string">
            <text:p>1,2011/01/25 00:00:09,0004C100832,TRAFFIC,end,1,2011/01/25 00:00:09,10.10.0.21,172.16.0.7,0.0.0.0,0.0.0.0,Natek_Makina,,,unknown-tcp,vsys1,LAN,Management,ethernet1/6,ethernet1/7,,2011/01/25 00:00:09,117404,1,60387,18184,0,0,0x0,tcp,allow,67974,67974,67974,86,2011/01/24 23:59:27,12,any,0</text:p>
          </table:table-cell>
          <table:table-cell table:number-columns-repeated="1023"/>
        </table:table-row>
        <table:table-row table:style-name="ro1">
          <table:table-cell office:value-type="string">
            <text:p>1,2011/01/25 00:00:09,0004C100832,TRAFFIC,end,1,2011/01/25 00:00:09,10.10.0.21,172.16.0.7,0.0.0.0,0.0.0.0,Natek_Makina,,,unknown-tcp,vsys1,LAN,Management,ethernet1/6,ethernet1/7,,2011/01/25 00:00:09,118182,1,60342,18184,0,0,0x0,tcp,allow,67854,67854,67854,84,2011/01/24 23:59:17,22,any,0</text:p>
          </table:table-cell>
          <table:table-cell table:number-columns-repeated="1023"/>
        </table:table-row>
        <table:table-row table:style-name="ro1">
          <table:table-cell office:value-type="string">
            <text:p>1,2011/01/25 00:00:09,0004C100832,TRAFFIC,end,1,2011/01/25 00:00:09,10.10.0.21,172.16.0.7,0.0.0.0,0.0.0.0,Natek_Makina,,,unknown-tcp,vsys1,LAN,Management,ethernet1/6,ethernet1/7,,2011/01/25 00:00:09,113434,1,60312,18184,0,0,0x0,tcp,allow,67914,67914,67914,85,2011/01/24 23:59:09,30,any,0</text:p>
          </table:table-cell>
          <table:table-cell table:number-columns-repeated="1023"/>
        </table:table-row>
        <table:table-row table:style-name="ro1">
          <table:table-cell office:value-type="string">
            <text:p>1,2011/01/25 00:00:09,0004C100832,TRAFFIC,end,1,2011/01/25 00:00:09,10.10.0.21,172.16.0.7,0.0.0.0,0.0.0.0,Natek_Makina,,,unknown-tcp,vsys1,LAN,Management,ethernet1/6,ethernet1/7,,2011/01/25 00:00:09,119924,1,60296,18184,0,0,0x0,tcp,allow,67914,67914,67914,85,2011/01/24 23:59:06,33,any,0</text:p>
          </table:table-cell>
          <table:table-cell table:number-columns-repeated="1023"/>
        </table:table-row>
        <table:table-row table:style-name="ro1">
          <table:table-cell office:value-type="string">
            <text:p>1,2011/01/25 00:00:09,0004C100832,TRAFFIC,end,1,2011/01/25 00:00:09,10.10.0.21,172.16.0.7,0.0.0.0,0.0.0.0,Natek_Makina,,,unknown-tcp,vsys1,LAN,Management,ethernet1/6,ethernet1/7,,2011/01/25 00:00:09,126456,1,60361,18184,0,0,0x0,tcp,allow,67914,67914,67914,85,2011/01/24 23:59:22,17,any,0</text:p>
          </table:table-cell>
          <table:table-cell table:number-columns-repeated="1023"/>
        </table:table-row>
        <table:table-row table:style-name="ro1">
          <table:table-cell office:value-type="string">
            <text:p>1,2011/01/25 00:00:09,0004C100832,TRAFFIC,end,1,2011/01/25 00:00:09,10.10.0.21,172.16.0.7,0.0.0.0,0.0.0.0,Natek_Makina,,,unknown-tcp,vsys1,LAN,Management,ethernet1/6,ethernet1/7,,2011/01/25 00:00:09,105849,1,60327,18184,0,0,0x0,tcp,allow,67854,67854,67854,84,2011/01/24 23:59:13,26,any,0</text:p>
          </table:table-cell>
          <table:table-cell table:number-columns-repeated="1023"/>
        </table:table-row>
        <table:table-row table:style-name="ro1">
          <table:table-cell office:value-type="string">
            <text:p>1,2011/01/25 00:00:09,0004C100832,TRAFFIC,drop,1,2011/01/25 00:00:09,186.61.43.111,193.189.142.200,0.0.0.0,0.0.0.0,Deny_all,,,not-applicable,vsys1,Internet,Internet,ethernet1/1,,,2011/01/25 00:00:09,0,1,17377,47248,0,0,0x0,udp,deny,0,0,0,0,2011/01/25 00:00:09,0,any,0</text:p>
          </table:table-cell>
          <table:table-cell table:number-columns-repeated="1023"/>
        </table:table-row>
        <table:table-row table:style-name="ro1">
          <table:table-cell office:value-type="string">
            <text:p>1,2011/01/25 00:00:10,0004C100832,TRAFFIC,end,1,2011/01/25 00:00:10,10.10.9.22,149.20.56.32,193.189.142.3,149.20.56.32,URL_Default,,,web-browsing,vsys1,LAN,Internet,ethernet1/6,ethernet1/1,,2011/01/25 00:00:10,111634,1,4256,80,6843,80,0x40,tcp,allow,760,760,760,10,2011/01/24 23:57:25,75,malware-sites,0</text:p>
          </table:table-cell>
          <table:table-cell table:number-columns-repeated="1023"/>
        </table:table-row>
        <table:table-row table:style-name="ro1">
          <table:table-cell office:value-type="string">
            <text:p>1,2011/01/25 00:00:10,0004C100832,TRAFFIC,end,1,2011/01/25 00:00:10,10.10.0.21,192.168.0.12,0.0.0.0,0.0.0.0,Natek_Makina,,,ssh,vsys1,LAN,DMZ,ethernet1/6,ethernet1/4,,2011/01/25 00:00:10,123816,1,60430,22,0,0,0x0,tcp,allow,8810,8810,8810,32,2011/01/24 23:59:38,2,any,0</text:p>
          </table:table-cell>
          <table:table-cell table:number-columns-repeated="1023"/>
        </table:table-row>
        <table:table-row table:style-name="ro1">
          <table:table-cell office:value-type="string">
            <text:p>1,2011/01/25 00:00:10,0004C100832,TRAFFIC,end,1,2011/01/25 00:00:10,10.10.0.21,192.168.0.10,0.0.0.0,0.0.0.0,Natek_Makina,,,ssh,vsys1,LAN,DMZ,ethernet1/6,ethernet1/4,,2011/01/25 00:00:10,126115,1,60428,22,0,0,0x0,tcp,allow,4712,4712,4712,32,2011/01/24 23:59:37,3,any,0</text:p>
          </table:table-cell>
          <table:table-cell table:number-columns-repeated="1023"/>
        </table:table-row>
        <table:table-row table:style-name="ro1">
          <table:table-cell office:value-type="string">
            <text:p>1,2011/01/25 00:00:11,0004C100832,TRAFFIC,end,1,2011/01/25 00:00:11,192.168.0.10,192.168.1.13,0.0.0.0,0.0.0.0,DMZ_TO_SQL_Servers,,,oracle,vsys1,DMZ,LAN,ethernet1/4,ethernet1/6,,2011/01/25 00:00:11,104751,1,60614,1526,0,0,0x0,tcp,allow,6289,6289,6289,27,2011/01/24 23:59:41,0,any,0</text:p>
          </table:table-cell>
          <table:table-cell table:number-columns-repeated="1023"/>
        </table:table-row>
        <table:table-row table:style-name="ro1">
          <table:table-cell office:value-type="string">
            <text:p>1,2011/01/25 00:00:11,0004C100832,TRAFFIC,end,1,2011/01/25 00:00:11,89.106.13.93,193.189.142.32,89.106.13.93,192.168.0.12,Dis_Web_Server_erisim,,,web-browsing,vsys1,Internet,DMZ,ethernet1/1,ethernet1/4,,2011/01/25 00:00:11,119172,1,12067,80,12067,80,0x40,tcp,allow,28961,28961,28961,46,2011/01/24 23:59:37,4,any,0</text:p>
          </table:table-cell>
          <table:table-cell table:number-columns-repeated="1023"/>
        </table:table-row>
        <table:table-row table:style-name="ro1">
          <table:table-cell office:value-type="string">
            <text:p>1,2011/01/25 00:00:12,0004C100832,TRAFFIC,end,1,2011/01/25 00:00:12,163.121.194.154,193.189.142.142,163.121.194.154,192.168.0.7,Dis_DNS_Server_request,,,dns,vsys1,Internet,DMZ,ethernet1/1,ethernet1/4,,2011/01/25 00:00:12,47198,1,10844,53,10844,53,0x40,udp,allow,168,168,168,2,2011/01/24 23:59:42,0,any,0</text:p>
          </table:table-cell>
          <table:table-cell table:number-columns-repeated="1023"/>
        </table:table-row>
        <table:table-row table:style-name="ro1">
          <table:table-cell office:value-type="string">
            <text:p>1,2011/01/25 00:00:12,0004C100832,TRAFFIC,end,1,2011/01/25 00:00:12,10.10.4.7,190.137.132.5,193.189.142.200,190.137.132.5,URL_Filitreleme_FREE,tpe\mustafa.ozlu,,insufficient-data,vsys1,LAN,Internet,ethernet1/6,ethernet1/1,,2011/01/25 00:00:12,121223,1,5792,11075,34398,11075,0x40,udp,allow,69,69,69,1,2011/01/24 23:59:42,0,any,0</text:p>
          </table:table-cell>
          <table:table-cell table:number-columns-repeated="1023"/>
        </table:table-row>
        <table:table-row table:style-name="ro1">
          <table:table-cell office:value-type="string">
            <text:p>1,2011/01/25 00:00:12,0004C100832,TRAFFIC,end,1,2011/01/25 00:00:12,4.68.25.4,193.189.142.142,4.68.25.4,192.168.0.7,Dis_DNS_Server_request,,,dns,vsys1,Internet,DMZ,ethernet1/1,ethernet1/4,,2011/01/25 00:00:12,123397,1,30742,53,30742,53,0x40,udp,allow,200,200,200,2,2011/01/24 23:59:42,0,any,0</text:p>
          </table:table-cell>
          <table:table-cell table:number-columns-repeated="1023"/>
        </table:table-row>
        <table:table-row table:style-name="ro1">
          <table:table-cell office:value-type="string">
            <text:p>1,2011/01/25 00:00:12,0004C100832,TRAFFIC,end,1,2011/01/25 00:00:12,4.68.25.4,193.189.142.142,4.68.25.4,192.168.0.7,Dis_DNS_Server_request,,,dns,vsys1,Internet,DMZ,ethernet1/1,ethernet1/4,,2011/01/25 00:00:12,105633,1,27934,53,27934,53,0x40,udp,allow,186,186,186,2,2011/01/24 23:59:42,0,any,0</text:p>
          </table:table-cell>
          <table:table-cell table:number-columns-repeated="1023"/>
        </table:table-row>
        <table:table-row table:style-name="ro1">
          <table:table-cell office:value-type="string">
            <text:p>1,2011/01/25 00:00:12,0004C100832,TRAFFIC,end,1,2011/01/25 00:00:12,4.68.25.4,193.189.142.142,4.68.25.4,192.168.0.7,Dis_DNS_Server_request,,,dns,vsys1,Internet,DMZ,ethernet1/1,ethernet1/4,,2011/01/25 00:00:12,801,1,22255,53,22255,53,0x40,udp,allow,220,220,220,2,2011/01/24 23:59:42,0,any,0</text:p>
          </table:table-cell>
          <table:table-cell table:number-columns-repeated="1023"/>
        </table:table-row>
        <table:table-row table:style-name="ro1">
          <table:table-cell office:value-type="string">
            <text:p>1,2011/01/25 00:00:12,0004C100832,TRAFFIC,end,1,2011/01/25 00:00:12,89.106.13.93,193.189.142.31,89.106.13.93,192.168.0.10,Dis_Web_Server_erisim,,,web-browsing,vsys1,Internet,DMZ,ethernet1/1,ethernet1/4,,2011/01/25 00:00:12,102667,1,15018,80,15018,80,0x40,tcp,allow,27263,27263,27263,43,2011/01/24 23:59:41,1,any,0</text:p>
          </table:table-cell>
          <table:table-cell table:number-columns-repeated="1023"/>
        </table:table-row>
        <table:table-row table:style-name="ro1">
          <table:table-cell office:value-type="string">
            <text:p>1,2011/01/25 00:00:13,0004C100832,TRAFFIC,end,1,2011/01/25 00:00:13,89.106.13.93,193.189.142.32,89.106.13.93,192.168.0.12,Dis_Web_Server_erisim,,,web-browsing,vsys1,Internet,DMZ,ethernet1/1,ethernet1/4,,2011/01/25 00:00:13,124644,1,12313,80,12313,80,0x40,tcp,allow,16086,16086,16086,31,2011/01/24 23:59:42,1,any,0</text:p>
          </table:table-cell>
          <table:table-cell table:number-columns-repeated="1023"/>
        </table:table-row>
        <table:table-row table:style-name="ro1">
          <table:table-cell office:value-type="string">
            <text:p>1,2011/01/25 00:00:13,0004C100832,TRAFFIC,end,1,2011/01/25 00:00:13,88.202.62.1,193.189.142.32,88.202.62.1,192.168.0.12,Dis_Web_Server_erisim,,,web-browsing,vsys1,Internet,DMZ,ethernet1/1,ethernet1/4,,2011/01/25 00:00:13,109858,1,39068,80,39068,80,0x40,tcp,allow,133215,133215,133215,167,2011/01/24 23:59:17,26,any,0</text:p>
          </table:table-cell>
          <table:table-cell table:number-columns-repeated="1023"/>
        </table:table-row>
        <table:table-row table:style-name="ro1">
          <table:table-cell office:value-type="string">
            <text:p>1,2011/01/25 00:00:13,0004C100832,TRAFFIC,end,1,2011/01/25 00:00:13,88.228.71.95,193.189.142.31,88.228.71.95,192.168.0.10,Dis_Web_Server_erisim,,,web-browsing,vsys1,Internet,DMZ,ethernet1/1,ethernet1/4,,2011/01/25 00:00:13,127725,1,28275,80,28275,80,0x40,tcp,allow,173022,173022,173022,210,2011/01/24 23:59:10,33,any,0</text:p>
          </table:table-cell>
          <table:table-cell table:number-columns-repeated="1023"/>
        </table:table-row>
        <table:table-row table:style-name="ro1">
          <table:table-cell office:value-type="string">
            <text:p>1,2011/01/25 00:00:13,0004C100832,TRAFFIC,end,1,2011/01/25 00:00:13,10.10.0.21,192.168.0.10,0.0.0.0,0.0.0.0,Natek_Makina,,,ssh,vsys1,LAN,DMZ,ethernet1/6,ethernet1/4,,2011/01/25 00:00:13,119804,1,60442,22,0,0,0x0,tcp,allow,15082,15082,15082,42,2011/01/24 23:59:41,2,any,0</text:p>
          </table:table-cell>
          <table:table-cell table:number-columns-repeated="1023"/>
        </table:table-row>
        <table:table-row table:style-name="ro1">
          <table:table-cell office:value-type="string">
            <text:p>1,2011/01/25 00:00:14,0004C100832,TRAFFIC,end,1,2011/01/25 00:00:14,4.68.25.4,193.189.142.154,4.68.25.4,192.168.0.8,Dis_DNS_Server_request,,,dns,vsys1,Internet,DMZ,ethernet1/1,ethernet1/4,,2011/01/25 00:00:14,115672,1,24468,53,24468,53,0x40,udp,allow,170,170,170,2,2011/01/24 23:59:44,0,any,0</text:p>
          </table:table-cell>
          <table:table-cell table:number-columns-repeated="1023"/>
        </table:table-row>
        <table:table-row table:style-name="ro1">
          <table:table-cell office:value-type="string">
            <text:p>1,2011/01/25 00:00:14,0004C100832,TRAFFIC,end,1,2011/01/25 00:00:14,4.68.25.4,193.189.142.154,4.68.25.4,192.168.0.8,Dis_DNS_Server_request,,,dns,vsys1,Internet,DMZ,ethernet1/1,ethernet1/4,,2011/01/25 00:00:14,120982,1,26082,53,26082,53,0x40,udp,allow,85,85,85,1,2011/01/24 23:59:44,0,any,0</text:p>
          </table:table-cell>
          <table:table-cell table:number-columns-repeated="1023"/>
        </table:table-row>
        <table:table-row table:style-name="ro1">
          <table:table-cell office:value-type="string">
            <text:p>1,2011/01/25 00:00:14,0004C100832,TRAFFIC,end,1,2011/01/25 00:00:14,10.10.0.21,192.168.0.10,0.0.0.0,0.0.0.0,Natek_Makina,,,ssh,vsys1,LAN,DMZ,ethernet1/6,ethernet1/4,,2011/01/25 00:00:14,126682,1,60445,22,0,0,0x0,tcp,allow,15588,15588,15588,47,2011/01/24 23:59:41,3,any,0</text:p>
          </table:table-cell>
          <table:table-cell table:number-columns-repeated="1023"/>
        </table:table-row>
        <table:table-row table:style-name="ro1">
          <table:table-cell office:value-type="string">
            <text:p>1,2011/01/25 00:00:14,0004C100832,TRAFFIC,end,1,2011/01/25 00:00:14,192.168.0.66,10.10.0.10,0.0.0.0,0.0.0.0,rule32,,,ldap,vsys1,DMZ,LAN,ethernet1/4,ethernet1/6,,2011/01/25 00:00:14,122241,1,53334,3268,0,0,0x0,tcp,allow,2366,2366,2366,13,2011/01/24 23:59:44,0,any,0</text:p>
          </table:table-cell>
          <table:table-cell table:number-columns-repeated="1023"/>
        </table:table-row>
        <table:table-row table:style-name="ro1" table:number-rows-repeated="6543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tr" fo:country="T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currency-symbol number:language="tr" number:country="TR">YTL</number:currency-symbol>
    </number:currency-style>
    <number:currency-style style:name="N106">
      <style:text-properties fo:color="#ff0000"/>
      <number:text>-</number:text>
      <number:number number:decimal-places="2" number:min-integer-digits="1" number:grouping="true"/>
      <number:currency-symbol number:language="tr" number:country="TR">YTL</number:currency-symbol>
      <style:map style:condition="value()&gt;=0" style:apply-style-name="N106P0"/>
    </number:currency-style>
    <number:number-style style:name="N5000" number:language="tr" number:country="TR">
      <number:number number:min-integer-digits="1"/>
    </number:number-style>
    <number:number-style style:name="N5106P0" style:volatile="true" number:language="tr" number:country="TR">
      <number:number number:decimal-places="0" number:min-integer-digits="1" number:grouping="true"/>
      <number:text> TL</number:text>
    </number:number-style>
    <number:number-style style:name="N5106" number:language="tr" number:country="TR">
      <number:text>-</number:text>
      <number:number number:decimal-places="0" number:min-integer-digits="1" number:grouping="true"/>
      <number:text> TL</number:text>
      <style:map style:condition="value()&gt;=0" style:apply-style-name="N5106P0"/>
    </number:number-style>
    <number:number-style style:name="N5107P0" style:volatile="true" number:language="tr" number:country="TR">
      <number:number number:decimal-places="0" number:min-integer-digits="1" number:grouping="true"/>
      <number:text> TL</number:text>
    </number:number-style>
    <number:number-style style:name="N5107" number:language="tr" number:country="TR">
      <style:text-properties fo:color="#ff0000"/>
      <number:text>-</number:text>
      <number:number number:decimal-places="0" number:min-integer-digits="1" number:grouping="true"/>
      <number:text> TL</number:text>
      <style:map style:condition="value()&gt;=0" style:apply-style-name="N5107P0"/>
    </number:number-style>
    <number:number-style style:name="N5108P0" style:volatile="true" number:language="tr" number:country="TR">
      <number:number number:decimal-places="2" number:min-integer-digits="1" number:grouping="true"/>
      <number:text> TL</number:text>
    </number:number-style>
    <number:number-style style:name="N5108" number:language="tr" number:country="TR">
      <number:text>-</number:text>
      <number:number number:decimal-places="2" number:min-integer-digits="1" number:grouping="true"/>
      <number:text> TL</number:text>
      <style:map style:condition="value()&gt;=0" style:apply-style-name="N5108P0"/>
    </number:number-style>
    <number:number-style style:name="N5109P0" style:volatile="true" number:language="tr" number:country="TR">
      <number:number number:decimal-places="2" number:min-integer-digits="1" number:grouping="true"/>
      <number:text> TL</number:text>
    </number:number-style>
    <number:number-style style:name="N5109" number:language="tr" number:country="TR">
      <style:text-properties fo:color="#ff0000"/>
      <number:text>-</number:text>
      <number:number number:decimal-places="2" number:min-integer-digits="1" number:grouping="true"/>
      <number:text> TL</number:text>
      <style:map style:condition="value()&gt;=0" style:apply-style-name="N5109P0"/>
    </number:number-style>
    <number:date-style style:name="N5110" number:language="tr" number:country="TR">
      <number:day number:style="long"/>
      <number:text>.</number:text>
      <number:month number:style="long"/>
      <number:text>.</number:text>
      <number:year number:style="long"/>
    </number:date-style>
    <number:date-style style:name="N5111" number:language="tr" number:country="TR">
      <number:day number:style="long"/>
      <number:text>.</number:text>
      <number:month number:textual="true"/>
      <number:text>.</number:text>
      <number:year/>
    </number:date-style>
    <number:date-style style:name="N5112" number:language="tr" number:country="TR">
      <number:day number:style="long"/>
      <number:text>.</number:text>
      <number:month number:textual="true"/>
    </number:date-style>
    <number:date-style style:name="N5113" number:language="tr" number:country="TR">
      <number:month number:textual="true"/>
      <number:text>.</number:text>
      <number:year/>
    </number:date-style>
    <number:time-style style:name="N5114" number:language="tr" number:country="TR">
      <number:hours/>
      <number:text>:</number:text>
      <number:minutes number:style="long"/>
      <number:text> </number:text>
      <number:am-pm/>
    </number:time-style>
    <number:time-style style:name="N5115" number:language="tr" number:country="TR">
      <number:hours/>
      <number:text>:</number:text>
      <number:minutes number:style="long"/>
      <number:text>:</number:text>
      <number:seconds number:style="long"/>
      <number:text> </number:text>
      <number:am-pm/>
    </number:time-style>
    <number:date-style style:name="N5116" number:language="tr" number:country="TR">
      <number:day number:style="long"/>
      <number:text>.</number:text>
      <number:month number:style="long"/>
      <number:text>.</number:text>
      <number:year number:style="long"/>
      <number:text> </number:text>
      <number:hours number:style="long"/>
      <number:text>:</number:text>
      <number:minutes number:style="long"/>
    </number:date-style>
    <number:number-style style:name="N5117P0" style:volatile="true" number:language="tr" number:country="TR">
      <number:number number:decimal-places="0" number:min-integer-digits="1" number:grouping="true"/>
      <number:text>     </number:text>
    </number:number-style>
    <number:number-style style:name="N5117" number:language="tr" number:country="TR">
      <number:text>-</number:text>
      <number:number number:decimal-places="0" number:min-integer-digits="1" number:grouping="true"/>
      <number:text>     </number:text>
      <style:map style:condition="value()&gt;=0" style:apply-style-name="N5117P0"/>
    </number:number-style>
    <number:number-style style:name="N5118P0" style:volatile="true" number:language="tr" number:country="TR">
      <number:number number:decimal-places="0" number:min-integer-digits="1" number:grouping="true"/>
      <number:text>     </number:text>
    </number:number-style>
    <number:number-style style:name="N5118" number:language="tr" number:country="TR">
      <style:text-properties fo:color="#ff0000"/>
      <number:text>-</number:text>
      <number:number number:decimal-places="0" number:min-integer-digits="1" number:grouping="true"/>
      <number:text>     </number:text>
      <style:map style:condition="value()&gt;=0" style:apply-style-name="N5118P0"/>
    </number:number-style>
    <number:number-style style:name="N5119P0" style:volatile="true" number:language="tr" number:country="TR">
      <number:number number:decimal-places="2" number:min-integer-digits="1" number:grouping="true"/>
      <number:text>     </number:text>
    </number:number-style>
    <number:number-style style:name="N5119" number:language="tr" number:country="TR">
      <number:text>-</number:text>
      <number:number number:decimal-places="2" number:min-integer-digits="1" number:grouping="true"/>
      <number:text>     </number:text>
      <style:map style:condition="value()&gt;=0" style:apply-style-name="N5119P0"/>
    </number:number-style>
    <number:number-style style:name="N5120P0" style:volatile="true" number:language="tr" number:country="TR">
      <number:number number:decimal-places="2" number:min-integer-digits="1" number:grouping="true"/>
      <number:text>     </number:text>
    </number:number-style>
    <number:number-style style:name="N5120" number:language="tr" number:country="TR">
      <style:text-properties fo:color="#ff0000"/>
      <number:text>-</number:text>
      <number:number number:decimal-places="2" number:min-integer-digits="1" number:grouping="true"/>
      <number:text>     </number:text>
      <style:map style:condition="value()&gt;=0" style:apply-style-name="N5120P0"/>
    </number:number-style>
    <number:number-style style:name="N5121P0" style:volatile="true" number:language="tr" number:country="TR">
      <number:text> </number:text>
      <number:number number:decimal-places="0" number:min-integer-digits="1" number:grouping="true"/>
      <number:text>      </number:text>
    </number:number-style>
    <number:number-style style:name="N5121P1" style:volatile="true" number:language="tr" number:country="TR">
      <number:text>-</number:text>
      <number:number number:decimal-places="0" number:min-integer-digits="1" number:grouping="true"/>
      <number:text>      </number:text>
    </number:number-style>
    <number:number-style style:name="N5121P2" style:volatile="true" number:language="tr" number:country="TR">
      <number:text> -      </number:text>
    </number:number-style>
    <number:text-style style:name="N5121" number:language="tr" number:country="TR">
      <number:text> </number:text>
      <number:text-content/>
      <number:text> </number:text>
      <style:map style:condition="value()&gt;0" style:apply-style-name="N5121P0"/>
      <style:map style:condition="value()&lt;0" style:apply-style-name="N5121P1"/>
      <style:map style:condition="value()=0" style:apply-style-name="N5121P2"/>
    </number:text-style>
    <number:number-style style:name="N5122P0" style:volatile="true" number:language="tr" number:country="TR">
      <number:text> </number:text>
      <number:number number:decimal-places="0" number:min-integer-digits="1" number:grouping="true"/>
      <number:text> TL </number:text>
    </number:number-style>
    <number:number-style style:name="N5122P1" style:volatile="true" number:language="tr" number:country="TR">
      <number:text>-</number:text>
      <number:number number:decimal-places="0" number:min-integer-digits="1" number:grouping="true"/>
      <number:text> TL </number:text>
    </number:number-style>
    <number:number-style style:name="N5122P2" style:volatile="true" number:language="tr" number:country="TR">
      <number:text> - TL </number:text>
    </number:number-style>
    <number:text-style style:name="N5122" number:language="tr" number:country="TR">
      <number:text> </number:text>
      <number:text-content/>
      <number:text> </number:text>
      <style:map style:condition="value()&gt;0" style:apply-style-name="N5122P0"/>
      <style:map style:condition="value()&lt;0" style:apply-style-name="N5122P1"/>
      <style:map style:condition="value()=0" style:apply-style-name="N5122P2"/>
    </number:text-style>
    <number:number-style style:name="N5123P0" style:volatile="true" number:language="tr" number:country="TR">
      <number:text> </number:text>
      <number:number number:decimal-places="2" number:min-integer-digits="1" number:grouping="true"/>
      <number:text>      </number:text>
    </number:number-style>
    <number:number-style style:name="N5123P1" style:volatile="true" number:language="tr" number:country="TR">
      <number:text>-</number:text>
      <number:number number:decimal-places="2" number:min-integer-digits="1" number:grouping="true"/>
      <number:text>      </number:text>
    </number:number-style>
    <number:number-style style:name="N5123P2" style:volatile="true" number:language="tr" number:country="TR">
      <number:text> -</number:text>
      <number:number number:decimal-places="0" number:min-integer-digits="0"/>
      <number:text>      </number:text>
    </number:number-style>
    <number:text-style style:name="N5123" number:language="tr" number:country="TR">
      <number:text> </number:text>
      <number:text-content/>
      <number:text> </number:text>
      <style:map style:condition="value()&gt;0" style:apply-style-name="N5123P0"/>
      <style:map style:condition="value()&lt;0" style:apply-style-name="N5123P1"/>
      <style:map style:condition="value()=0" style:apply-style-name="N5123P2"/>
    </number:text-style>
    <number:number-style style:name="N5124P0" style:volatile="true" number:language="tr" number:country="TR">
      <number:text> </number:text>
      <number:number number:decimal-places="2" number:min-integer-digits="1" number:grouping="true"/>
      <number:text> TL </number:text>
    </number:number-style>
    <number:number-style style:name="N5124P1" style:volatile="true" number:language="tr" number:country="TR">
      <number:text>-</number:text>
      <number:number number:decimal-places="2" number:min-integer-digits="1" number:grouping="true"/>
      <number:text> TL </number:text>
    </number:number-style>
    <number:number-style style:name="N5124P2" style:volatile="true" number:language="tr" number:country="TR">
      <number:text> -</number:text>
      <number:number number:decimal-places="0" number:min-integer-digits="0"/>
      <number:text> TL </number:text>
    </number:number-style>
    <number:text-style style:name="N5124" number:language="tr" number:country="TR">
      <number:text> </number:text>
      <number:text-content/>
      <number:text> </number:text>
      <style:map style:condition="value()&gt;0" style:apply-style-name="N5124P0"/>
      <style:map style:condition="value()&lt;0" style:apply-style-name="N5124P1"/>
      <style:map style:condition="value()=0" style:apply-style-name="N5124P2"/>
    </number:text-style>
    <number:time-style style:name="N5125" number:language="tr" number:country="TR">
      <number:minutes number:style="long"/>
      <number:text>:</number:text>
      <number:seconds number:style="long"/>
    </number:time-style>
    <number:time-style style:name="N5126" number:language="tr" number:country="TR" number:truncate-on-overflow="false">
      <number:hours/>
      <number:text>:</number:text>
      <number:minutes number:style="long"/>
      <number:text>:</number:text>
      <number:seconds number:style="long"/>
    </number:time-style>
    <number:time-style style:name="N5127" number:language="tr" number:country="TR">
      <number:minutes number:style="long"/>
      <number:text>:</number:text>
      <number:seconds number:style="long" number:decimal-places="1"/>
    </number:time-style>
    <number:number-style style:name="N5128" number:language="tr" number:country="TR">
      <number:scientific-number number:decimal-places="1" number:min-integer-digits="3" number:min-exponent-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8">18.04.2011</text:date>, <text:time>09:11:58</text:time></text:p>
        </style:region-right>
      </style:header>
      <style:header-left style:display="false"/>
      <style:footer>
        <text:p>Sayfa <text:page-number>1</text:page-number> / <text:page-count>99</text:page-count></text:p>
      </style:footer>
      <style:footer-left style:display="false"/>
    </style:master-page>
    <style:master-page style:name="PageStyle_5f_Sayfa1" style:display-name="PageStyle_Sayfa1" style:page-layout-name="Mpm3">
      <style:header style:display="false"/>
      <style:header-left style:display="false"/>
      <style:footer style:display="false"/>
      <style:footer-left style:display="false"/>
    </style:master-page>
    <style:master-page style:name="PageStyle_5f_Sayfa2" style:display-name="PageStyle_Sayfa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4-18T09:11:58.01</dc:date>
    <dc:creator>Ali </dc:creator>
    <meta:editing-duration>PT00H08M30S</meta:editing-duration>
    <meta:editing-cycles>1</meta:editing-cycles>
    <meta:document-statistic meta:table-count="2" meta:cell-count="240" meta:object-count="0"/>
  </office:meta>
</office:document-meta>
</file>